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0000ff" draw:stroke-linejoin="round" svg:stroke-linecap="square" draw:fill="solid" draw:fill-color="#0000ff"/>
    </style:style>
    <style:style style:name="gr3" style:family="graphic" style:parent-style-name="standard">
      <style:graphic-properties draw:stroke="solid" svg:stroke-width="0cm" svg:stroke-color="#ff0000" draw:stroke-linejoin="round" svg:stroke-linecap="square" draw:fill="solid" draw:fill-color="#ff0000"/>
    </style:style>
    <style:style style:name="gr4" style:family="graphic" style:parent-style-name="standard">
      <style:graphic-properties draw:stroke="solid" svg:stroke-width="0cm" svg:stroke-color="#008000" draw:stroke-linejoin="round" svg:stroke-linecap="square" draw:fill="solid" draw:fill-color="#008000"/>
    </style:style>
    <style:style style:name="gr5" style:family="graphic" style:parent-style-name="standard">
      <style:graphic-properties draw:stroke="solid" svg:stroke-width="0cm" svg:stroke-color="#ffffff" draw:stroke-linejoin="round" svg:stroke-linecap="butt" draw:fill="solid" draw:fill-color="#ffffff"/>
    </style:style>
    <style:style style:name="gr6" style:family="graphic" style:parent-style-name="standard">
      <style:graphic-properties draw:stroke="solid" svg:stroke-width="0.158cm" svg:stroke-color="#000000" draw:stroke-linejoin="round" svg:stroke-linecap="butt" draw:fill="none" fo:padding-top="0.079cm" fo:padding-bottom="0.079cm" fo:padding-left="0.079cm" fo:padding-right="0.07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87cm" fo:min-width="1.2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.5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7cm" fo:min-width="0.81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16cm" fo:min-width="0.976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05cm" svg:stroke-color="#000000" draw:stroke-linejoin="miter" svg:stroke-linecap="square" draw:fill="none" fo:padding-top="0.052cm" fo:padding-bottom="0.052cm" fo:padding-left="0.052cm" fo:padding-right="0.052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solid" draw:fill-color="#0000ff"/>
    </style:style>
    <style:style style:name="gr16" style:family="graphic" style:parent-style-name="standard">
      <style:graphic-properties draw:stroke="solid" svg:stroke-width="0cm" svg:stroke-color="#0000ff" draw:stroke-linejoin="round" svg:stroke-linecap="square" draw:fill="none"/>
    </style:style>
    <style:style style:name="gr17" style:family="graphic" style:parent-style-name="standard">
      <style:graphic-properties draw:stroke="none" draw:fill="solid" draw:fill-color="#ff0000"/>
    </style:style>
    <style:style style:name="gr18" style:family="graphic" style:parent-style-name="standard">
      <style:graphic-properties draw:stroke="solid" svg:stroke-width="0cm" svg:stroke-color="#ff0000" draw:stroke-linejoin="round" svg:stroke-linecap="square" draw:fill="none"/>
    </style:style>
    <style:style style:name="gr19" style:family="graphic" style:parent-style-name="standard">
      <style:graphic-properties draw:stroke="solid" svg:stroke-width="0cm" svg:stroke-color="#008000" draw:stroke-linejoin="round" svg:stroke-linecap="butt" draw:fill="solid" draw:fill-color="#008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ff"/>
    </style:style>
    <style:style style:name="P3" style:family="paragraph">
      <loext:graphic-properties draw:fill="solid" draw:fill-color="#ff0000"/>
    </style:style>
    <style:style style:name="P4" style:family="paragraph">
      <loext:graphic-properties draw:fill="solid" draw:fill-color="#008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6.5pt" style:font-size-asian="36.5pt" style:font-size-complex="36.5pt"/>
    </style:style>
    <style:style style:name="P8" style:family="paragraph">
      <loext:graphic-properties draw:fill="none"/>
      <style:text-properties fo:font-size="40pt" style:font-size-asian="40pt" style:font-size-complex="40pt"/>
    </style:style>
    <style:style style:name="P9" style:family="paragraph">
      <loext:graphic-properties draw:fill="none"/>
      <style:text-properties fo:font-size="45pt" style:font-size-asian="45pt" style:font-size-complex="45pt"/>
    </style:style>
    <style:style style:name="P10" style:family="paragraph">
      <loext:graphic-properties draw:fill="none"/>
      <style:text-properties fo:font-size="23.2000007629395pt" style:font-size-asian="23.2000007629395pt" style:font-size-complex="23.2000007629395pt"/>
    </style:style>
    <style:style style:name="P11" style:family="paragraph">
      <loext:graphic-properties draw:fill="none"/>
      <style:paragraph-properties fo:text-align="start" style:writing-mode="lr-tb"/>
      <style:text-properties fo:font-size="23.2000007629395pt" style:font-size-asian="23.2000007629395pt" style:font-size-complex="23.2000007629395pt"/>
    </style:style>
    <style:style style:name="P12" style:family="paragraph">
      <loext:graphic-properties draw:fill="solid" draw:fill-color="#000000"/>
    </style:style>
    <style:style style:name="T1" style:family="text">
      <style:text-properties fo:color="#000000" style:font-name="DejaVu Sans" fo:font-size="36.5pt" style:font-size-asian="36.5pt" style:font-name-complex="DejaVu Sans" style:font-size-complex="36.5pt"/>
    </style:style>
    <style:style style:name="T2" style:family="text">
      <style:text-properties fo:color="#000000" style:font-name="DejaVu Sans" fo:font-size="40pt" style:font-size-asian="40pt" style:font-name-complex="DejaVu Sans" style:font-size-complex="40pt"/>
    </style:style>
    <style:style style:name="T3" style:family="text">
      <style:text-properties fo:color="#000000" style:font-name="Liberation Serif" fo:font-size="45pt" style:font-size-asian="45pt" style:font-name-complex="Liberation Serif" style:font-size-complex="45pt"/>
    </style:style>
    <style:style style:name="T4" style:family="text">
      <style:text-properties fo:color="#000000" style:font-name="Liberation Serif" fo:font-size="40pt" style:font-size-asian="40pt" style:font-name-complex="Liberation Serif" style:font-size-complex="40pt"/>
    </style:style>
    <style:style style:name="T5" style:family="text">
      <style:text-properties fo:color="#000000" style:font-name="Liberation Serif" fo:font-size="23.2000007629395pt" style:font-size-asian="23.2000007629395pt" style:font-name-complex="Liberation Serif" style:font-size-complex="23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998cm" svg:height="29.7cm" svg:x="0cm" svg:y="0.002cm" svg:viewBox="0 0 41999 29701" draw:points="0,0 41999,0 41999,29701 0,29701">
          <text:p/>
        </draw:polygon>
        <draw:path draw:style-name="gr2" draw:text-style-name="P2" draw:layer="layout" svg:width="17.78cm" svg:height="10.929cm" svg:x="2.204cm" svg:y="1.991cm" svg:viewBox="0 0 17781 10930" svg:d="M17781 10930h-2603c-4 0-7 0-14 0 0-3-4-3-7-7 0 0-4 0-4-3l-25-198c0-3 0-3 0-3l-28-896-106-5370-24-822-28-378-11-32-18 78c-3 3-3 3-3 3-4 4-4 4-4 4l-28 17c0 0-4 4-7 4 0 0-7 0-11 0-3 0-7 0-10 0-4-4-7-4-11-7l-3-4-32 39c-4 4-4 4-7 4-7 3-7 3-14 3-4 0-7 0-11-3-7 0-7 0-10-4-4 0-4-3-4-7l-28-194-14-187-18 148c0 0-3 4-3 7-4 0-7 0-11 4-4 0-7 0-11 0-7 0-10 0-14 0-3-4-7-4-7-4l-28-24v-4l-7 43v3l-28 85c0 3-4 3-4 3-3 4-7 4-7 7-3 0-7 0-10 0l-29 4c-3 0-3 0-3 0-4 0-7 0-11-4-3 0-7-3-10-3 0-4-4-4-4-4l-25-60-10 32h-4c0 4-3 7-7 7-3 0-7 4-10 4-4 0-7-4-11-4h-7l-14 11-25 98c-3 0-3 0-7 4 0 0-3 3-7 3-3 4-7 4-14 4 0 0-7 0-11-4-3 0-7-3-10-3l-35 95-53 248c0 0 0 4-4 4 0 3-3 3-7 3-3 4-7 4-14 4-4 0-7 0-11-4-3 0-7 0-10-3v-4l-28-116-25-908-28 929c0 0 0 3-4 7 0 0-3 3-7 3-7 4-11 4-14 4-4 0-7 0-14-4-4 0-7-3-7-3 0-4-4-4-4-7l-17-114-11 29c-3 4-3 4-3 4-4 3-4 3-8 3l-21 11-24 25c-4 3-7 3-11 3-4 4-7 4-11 4-3 0-7 0-14-4-3 0-3 0-7-3l-3-4-7-35-21 261-29 102c-3 4-3 4-3 7-4 0-4 0-11 4-3 0-7 0-10 0-4 0-7 0-11 0-7-4-7-4-11-4l-28-28v-4l-28-35c0-3 0-3 0-7l-11-42c0 0-3 0-3 3-7 0-11 0-14 0-4 0-7 0-11 0-3 0-7-3-7-3l-28-14c0 0 0-4-4-4l-3-3-21-92-11 35v4l-28 53c0 3 0 3-4 3-3 4-3 4-7 7-3 0-7 0-14 0-3 0-7 0-10 0-4-3-7-3-11-7v-3l-35 130c0 0 0 4-4 4 0 3-3 3-7 3-7 4-10 4-14 4-3 0-7 0-11-4-3 0-7 0-10-3 0 0 0-4-4-4l-53-169v-7l-3 10-25 265-53 215-53 836-24 212-81 1224-53 1295-25 494-25 317-28 208v4l-25 74-28 286-106 1068-31 124v3l-25 71-25 363v4l-25 173c-3 3-3 3-3 3-4 4-7 4-11 7-3 0-7 0-10 0h-2953c-4 0-11 0-14 0-4-3-7-3-7-7-4 0-4-3-4-3l-28-406-53-1584-25-896-52-2868-53-2097-25-846-28-494-25-307-14-92-14 64-28 296-25 102c0 4-4 4-4 7-3 0-3 4-10 4-4 0-7 0-11 0-3 0-7 0-14 0l-7-4c-4-3-4-3-4-7l-24-285-57-113v-4l-28-832-3-57v11l-29 370-24 473-25 282-4 4-24 39-25 165-78 311-3 3c-4 4-4 4-7 7-7 0-7 0-11 0h-10l-21 53c0 0-4 0-4 4l-25 17-24 99-25 198-28 81c0 0 0 3-4 3 0 4-3 4-7 8h-3l-18 3-21 25-78 656-28 130-25 100-28 173v4c-3 3-7 3-11 7l-28 7c-3 0-7 0-10 0h-4l-53 296-24 219v3l-29 92c0 4 0 4-3 7 0 0-4 4-7 4-4 0-7 3-11 3-7 0-7 0-14-3l-42 91c0 0 0 4-4 4 0 3-3 3-7 3-7 4-10 4-14 4s-7 0-11-4c-3 0-3 0-7 0l-10 29-53 532c0 4 0 4 0 4l-25 77c-3 4-3 4-7 4 0 3-3 7-7 7-3 0-7 0-14 0 0 0-7 0-11 0-3 0-7-4-10-7l-4-4-10-74-14 127-53 399-82 910-28 184c0 3 0 3 0 3l-53 177-28 486-25 325-28 250-28 283c0 3 0 3 0 3l-53 191-25 229-28 342-28 134-25 57-24 180c0 3-4 3-4 7-4 0-7 3-11 3-3 0-7 4-10 4-7 0-11-4-14-4-4 0-4-3-7-3-4-4-4-4-4-7l-32-463-7-144-21 1139-28 910v4l-25 145c0 3 0 3 0 3l-28 28c-3 4-3 4-7 7-7 0-7 0-14 0h-2947c-3 0-7 0-10 0-4-3-7-3-11-7v-3l-28-332v-3l-25-1002-28-1341-25-984-28-734-25-1471-24-2054-22-1073-7 22c0 3-3 3-3 3 0 4-4 7-7 7-4 0-7 0-14 0-4 0-7 0-11 0-3 0-7-3-11-7l-3-3-25-911h-3c-4 0-7 0-11 0-3-3-7-3-10-7l-4-3-25-124-28-151-21-177-7 18c0 4-4 4-4 7-3 0-3 4-10 4-4 0-7 3-11 3-7 0-7-3-14-3 0 0-3-4-7-4l-7 18c-4 3-4 3-4 3-3 4-3 7-10 7 0 0-7 0-11 0-3 0-7 0-14 0 0 0-3-3-7-7l-3-3-25-64v-3l-7-39-25 166c-3 3-3 3-3 3l-25 60-28 74v4l-53 91-53 466-25 180v4l-28 84-106 529v4l-28 56-53 212-25 49-24 117-25 219c0 3 0 3-4 7-3 3-3 3-10 3-4 0-4 4-11 4-3 0-7-4-14-4 0 0-7 0-7-3 0-4-3-4-3-4l-22-46-7 25c-3 0-3 0-3 3l-25 32-49 201-25 180-28 88v4l-53 113-50 244v4l-28 53-53 222-24 152c-4 0-4 3-4 3-3 4-7 4-10 7-4 0-8 0-11 0-7 0-7 0-14 0-4-3-7-3-7-7-4 0-4 0-4-3l-7-18-25 176c0 4-3 4-3 7-4 0-7 4-7 4-7 0-11 0-14 0-4 0-7 0-11 0-7 0-7-4-10-4 0-3-4-3-4-3l-7-25-25 173-3 4-25 49c-3 0-3 0-3 0-4 4-4 7-11 7-4 0-7 0-11 0-3 0-10 0-14 0-3 0-3-3-7-7 0 0-3 0-3-4l-14-63-18 53c0 0 0 3-4 3-3 4-3 4-10 4-4 3-7 3-11 3-3 0-7 0-10-3-4 0-7 0-11-4l-3-3-18-205-14 575-28 748v4l-25 215-28 356-29 473-52 635-106 896v4l-25 52-53 639-25 776-28 621-24 123-29 551-3 3c-4 4-7 4-11 7-3 0-7 0-10 0h-2315v-24h2290l28-540 25-120 28-624 25-777 53-638 24-57 106-896 53-631 28-476 29-353 24-219 28-748 29-998c0-4 0-4 3-7 0-4 4-4 7-4 4 0 7 0 14 0 4 0 7 0 11 0 3 0 7 0 11 4 0 3 3 3 3 7l46 529 14-18c0-3 0-3 4-3 3 0 3 0 7-4 3 0 10-3 14-3 3 0 7 3 10 3 4 4 7 4 11 4 0 3 0 3 0 7l10 42 25-176c0-4 0-7 4-7 3-4 3-4 7-4l24-10c4 0 4 0 4 0 4 0 7-4 11-4 7 0 10 4 14 4l17-138v-3c4-4 7-4 11-4l25-10c3 0 10 0 14 0 3 0 7 0 10 0 4 0 4 0 4 0l14-82 53-222h3l25-56 53-245c0-3 0-3 0-3l49-113 29-88 24-180 53-201v-4l25-35 28-74v-4c4 0 7-3 11-3 3-4 7-4 14-4 0 0 7 0 10 4 4 0 7 3 11 3v4l14 17 14-137c0-4 0-4 0-4l25-120h3l25-49 53-208c0-4 0-4 0-4l28-56 103-526 28-88 24-180 57-469v-4l53-91 28-78 25-56 24-177 29-99c0-3 3-3 3-7 4 0 4-3 7-3 4 0 7 0 14 0 4 0 7 0 11 0 7 0 7 3 11 3 0 4 3 4 3 7l28 145 4 11v-4c0 0 0-3 3-3 4 0 4-4 7-4 4-3 7-3 15-3 3 0 7 0 10 3 4 0 7 0 7 4l11-25c0 0 0-4 3-4 0-3 4-3 7-3 4-4 7-4 11-4 3 0 7 0 10 0l25 7c4 0 4 0 4 0 3 0 7 4 10 4 0 3 0 3 0 7l29 215 24 155 25 110h7c3 0 7 0 11 0 3 3 7 3 10 7v3l25 724 7-50c0-3 0-3 3-7 0-3 4-3 11-7 0 0 7 0 11 0 3 0 7 0 10 0 4 4 7 4 11 7 3 4 3 4 3 7l25 1302 28 2054 21 1471 29 734 24 981 25 1344 28 1002 25 321h2908l14-18 28-145 25-913 24-1260 29-377c0-4 0-4 3-7 4-4 4-4 7-4 4-3 7-3 14-3 4 0 7 0 11 3 7 0 7 0 11 4 3 3 3 3 3 7l25 645 17 254 15-31 28-131 28-342 25-233c3 0 3 0 3 0l50-190 28-286 28-247 28-325 25-490 56-176 25-187 81-907 53-399 25-225c0-4 0-4 3-4 4-3 4-7 11-7 0 0 7 0 11 0 3 0 10 0 14 0 3 0 3 4 7 7 3 0 3 0 3 0l25 28c0 4 0 4 0 4l7 32 49-501c0-4 0-4 0-4l29-60c0-3 0-3 3-3 0-4 4-4 7-7 4 0 7 0 11 0 7 0 10 0 14 0 3 3 3 3 3 3l39-81c4 0 4 0 4-4 3 0 7-3 10-3 4 0 7-4 11-4 3 0 7 0 7 4l21-74 25-222 56-307c0 0 0-4 4-4 0-3 3-7 7-7 3 0 7 0 14 0h21l7-4 25-165 25-100 28-131 77-656c0-3 0-7 4-7l28-28v-4c0 0 4 0 7-3h4l14-4 25-74 24-194 28-106 4-3 25-21 24-57c0 0 0-3 4-3 0-4 3-4 7-4 3-3 7-3 11-3h7l74-300 24-166h4l25-42 24-283 29-469 24-374 25-497c0 0 3-4 3-7 4 0 7-4 11-4s7 0 14 0c4 0 7 0 11 0 3 0 7 4 7 4 3 3 3 7 3 7l29 547 24 832 57 113 10 113 21-222 29-120v-4l24-28h4c0-3 3-3 7-7 3 0 7 0 14 0 4 0 7 0 11 0 3 4 7 4 10 7v4l28 176 25 307 25 494 28 846 53 2097 53 2868 25 896 52 1584 25 392h2907l25-163 28-366v-4l25-71 28-123 109-1069 25-286 28-74 25-208 25-317 24-494 53-1295 81-1224 25-212 53-836c0-3 0-3 0-3l53-212 25-265c0-3 0-3 0-3l28-117v-3c3-4 7-4 10-7 4 0 7 0 11 0 7 0 10 0 14 0 4 3 7 3 11 7v3l28 113 28 85 32-124c0-3 0-3 3-7 0 0 4-3 7-3 4 0 7-4 14-4 4 0 8 4 11 4 4 0 7 3 11 3 0 4 3 4 3 4l4 21 28-85c0-3 0-3 3-7 4 0 4 0 11-3 4 0 7 0 11 0 3 0 7 0 10 0 7 3 7 3 11 3v4l28 28v4l21 84 11-35c3-3 3-3 7-7 0 0 3-4 7-4 3-3 7-3 14-3 4 0 7 0 11 3 3 0 7 4 10 4 0 4 0 4 4 7l24 131 18 24 14-60 25-315c0-3 0-3 0-7l28-28c4 0 7-3 11-3 3-4 7-4 10-4 7 0 11 0 14 4 4 0 7 3 7 3 4 4 4 4 4 4l18 82 14-8 24-64c4 0 4-3 4-3 3-4 7-4 10-7 4 0 8 0 11 0h28 4l49-1493c0 0 0-3 4-7 0 0 3 0 7-3 3 0 7-4 14-4 3 0 7 4 10 4 4 3 8 3 11 3 0 4 0 7 0 7l28 699 25 939v7l32-138 53-148c0-4 3-4 3-4 4-4 7-7 11-7 3 0 7 0 10 0 4 0 11 0 14 0 0 0 4 0 4 3l11-42c0-3 3-3 3-7l28-25c0 0 4-3 7-3 4-4 7-4 14-4 4 0 4 0 11 0l21-77c0 0 0-4 4-4 0 0 3-3 7-3 3-4 7-4 14-4 3 0 7 0 10 4 4 0 8 3 11 3v4l46 95 18-60 28-127c0-4 0-4 0-7 3 0 7-4 10-4 4 0 7-3 11-3 7 0 11 3 14 3 4 0 7 4 11 4v3l14 43 21-155 28-78c0 0 0-4 4-4 0-3 3-3 7-3 3-4 7-4 14-4 3 0 7 0 10 4 4 0 7 0 11 3 0 0 4 4 4 7l24 339 21 141 15-17v-4c3 0 7-3 10-3 4 0 7 0 11 0 7 0 10 0 14 0 3 0 7 3 7 3 3 4 3 4 3 4l4 7 28-103c0 0 0-3 4-3 0-4 3-4 7-7l28-7c0-4 7-4 11-4 3 0 10 0 10 4 7 0 7 3 11 3 0 4 0 4 3 7l25 74v4l28 375v3l25 822 106 5370 28 896 21 187h2582z">
          <text:p/>
        </draw:path>
        <draw:path draw:style-name="gr3" draw:text-style-name="P3" draw:layer="layout" svg:width="17.78cm" svg:height="9.676cm" svg:x="2.233cm" svg:y="3.223cm" svg:viewBox="0 0 17781 9677" svg:d="M17781 9677h-1256c-7 0-11 0-14 0-4 0-7-3-7-7-4 0-4 0-4-3l-28-180-25-110-21-31-14 3-50 74c-3 4-3 4-7 4l-17 10-25 230v3c-3 4-7 7-11 7-3 0-10 0-10 0h-505c-3 0-7 0-10 0-7 0-7-3-11-7l-3-3-53-720-25-251-28-338-25-74-28-251-25-67-28-518-28-237-25-1361-53-1038h-3c-4 0-7 0-11-3-3 0-7 0-10-4-4-3-4-3-4-7l-14-1436-14 120c0 4 0 4-4 7-3 0-3 4-7 4-7 0-10 4-14 4-3 0-7-4-14-4-4 0-4-4-7-4v-3l-21-25h-194c-4 0-4 0-4 0l-77-3c-4 0-7 0-11 0-4-4-4-4-7-4l-28-21-11 14v4c-3 0-7 3-10 3-4 0-8 0-11 0-7 0-11 0-14 0-4 0-7-3-7-3l-25-21-28-25c-4-4-4-4-4-4l-3 46c0 4-4 4-7 7 0 0-4 4-7 4-4 3-7 3-11 3-3 0-7 0-10 0l-50-10c-3 0-3 0-7-4-3 0-3 0-7-3l-3-4-8 14h-3c0 4-4 7-7 7-4 0-7 0-14 0h-78l-70 7-18 11-28 63v4c-4 0-7 3-11 3-3 0-7 4-10 4-7 0-11-4-15-4-3 0-7-3-7-3-3 0-3-4-3-4l-11-14c-3 0-3 0-7 4-3 0-7 0-14 0h-3l-29 568c0 3 0 3 0 3l-28 110c0 3 0 3 0 7-3 3-7 3-10 3-4 4-7 4-11 4h-28c-4 0-7 0-11-4-3 0-7 0-10-3 0-4-4-4-4-7l-28-191v-3l-25-233h-3c-4 0-11 0-11-4-3 0-3 0-7 0l-28-14c0 0 0-3-4-3v-4l-17-53-15 127c0 4 0 7-3 7 0 4-4 4-7 4-4 3-11 3-14 3l-25 459-28 363-25 244c0 3 0 3-3 3-4 4-4 7-11 7 0 0-7 0-11 0-3 0-10 0-10 0-7 0-7-3-11-7h-3l-25-42-28-49c0-4 0-4 0-4l-25-106-25-635h-3c-7 0-11 0-14 0-4-3-7-3-7-7-4 0-4-3-4-7l-24-257-25-149-28-208h-4c-3 0-7-3-10-3-4 0-8-4-11-4 0-3 0-3 0-7l-32-162-24-254-25-917-21-311-14 106-29 2032-24 783-29 1404-24 1076-29 748v4l-28 91-53 219-53 208-28 159-24 261c0 0 0 4-4 7 0 0-4 4-7 4-7 0-7 0-14 0h-4l-24 437-25 332v3c-4 4-7 7-11 7-3 0-7 0-14 0h-1979c-3 0-7 0-10 0-4 0-8-3-11-7v-3l-32-184-14-53-14 67v4c-4 3-7 3-11 7-3 0-7 0-14 0h-24c-4 0-11 0-15 0-3-4-3-4-7-4l-14-14-17 177-4 3c-3 4-7 7-10 7-4 0-7 0-11 0h-631c-4 0-8 0-11 0-7 0-7-3-11-7 0 0-3 0-3-3l-28-138v-3l-25-339-81-921-25-56c0-4 0-4 0-4l-53-571-28-512-25-667-49-1820-25-684-7 31v4c-3 3-7 3-10 7-4 0-11 0-15 0h-24c-4 0-7 0-14 0-4-4-7-4-7-7-4 0-4-4-4-4l-28-63-25-692-28-578-25-205-28-257-21-848c0 4-7 4-11 4-3 0-7-4-10-4-4 0-7-3-11-3 0-4 0-4 0-8l-56-772c-7 0-11 0-15-4-3 0-7 0-7-3-3 0-3-4-3-4l-25-113-7 4-25 176c-3 4-3 4-3 7-4 0-7 4-11 4-3 0-7 3-10 3h-28c-4 0-8-3-11-3-4 0-7-4-11-4 0-3-3-3-3-7l-11-183c0 0-3 0-3 3-4 0-7 0-14 0-4 0-7 0-11 0 0-3-3-3-7-3v-4l-11 11c-3 3-3 3-10 7-4 0-4 0-11 0-3 0-7 0-7 0l-17 395c-4 0-4 4-8 4 0 3-3 3-7 7-3 0-7 0-10 0-4 0-7 0-11 0l-21 416-25 148-3 4c-4 3-7 7-11 7-3 0-7 0-10 0-4 0-11 0-14 0-4 0-4-4-7-7-4 0-4-4-4-4l-28-261-25-402h-7c-3 0-7 0-11 0-3-4-7-4-10-7v-4l-11-35-21 194-28 296-25 1377-24 907c0 0 0 3-4 7l-4 3-45 22-25 77-25 314c0 4-3 7-3 7-4 4-7 4-11 7-3 0-7 0-10 0h-4l-28 216v3l-25 42c-3 0-3 0-3 0-4 4-4 4-11 4-4 3-7 3-11 3h-21l-46 8-17 3-25 56-25 339c0 4 0 7-3 7-4 4-4 4-7 7-4 0-11 0-14 0h-4l-25 314-24 92-25 956c0 4 0 7-4 7-3 4-7 4-10 7-4 0-7 0-11 0-7 0-10 0-14 0-3-3-7-3-7-7-3 0-3-3-3-7l-4-46-28 674c0 3 0 7-4 7l-24 25c-4 3-7 3-11 7-3 0-7 0-11 0-3 0-10 0-10 0-7-4-11-4-11-7-3 0-3-4-3-4l-28-317-25-89v-3l-28-134-18-46-18 11c-3 3-3 3-7 3-3 0-7 4-10 4h-4l-53 257-28 628c0 0 0 4 0 7-3 0-7 4-11 4-3 3-7 3-10 3h-4l-24 685-25 151c0 4-4 4-7 7 0 0 0 4-7 4l-18 7-21 25-25 222c-3 0-3 0-3 0l-25 81-28 173v3l-28 106-25 798-25 455c0 0 0 3-3 3 0 4-4 7-7 7-4 0-7 0-11 0h-2287c-3 0-7 0-14 0 0 0-3-3-7-7l-4-3-24-357-11-3c0 0-3 0-7 0h-3l-7-4-11 7c0 0-4 0-7 0 0 0-4 4-7 4l-53 3-11 4-24 85c0 3 0 3-4 7l-7 3c-7 0-7 0-14 0l-28 251c0 0 0 3-4 3 0 4-3 7-7 7-3 0-7 0-14 0h-321c-4 0-7 0-14 0-4 0-7-3-7-7l-4-3-24-304h-4c-3 0-7 0-10-3-4 0-8-4-11-4 0-3-4-3-4-7l-53-910-28-127-24-254-25-296-28-212-29-755-24-1249-25-600v-3l-21-649c-4 0-7 0-11 0h-21c-7 0-10 0-14 0-4-4-7-4-7-4-4-3-7-7-7-7l-25-952-28-152-28-649-25-148c0-4 0-4 0-4l-25-384h-3c-7 0-11 0-14-4-4 0-4 0-7-3-4-4-4-4-4-7l-28-276-25-191-28-762-14-233-14 797c0 0 0 4-4 4 0 3-3 7-7 7-3 0-7 0-14 0l-25 685c0 4 0 7-3 7-4 4-7 4-7 4-7 3-11 3-14 3-4 0-7 0-11-3l-18 324c0 4 0 8-3 8 0 3-4 3-7 7-4 0-7 0-14 0-4 0-7 0-11 0-3-4-7-4-10-7l-4-4-25-106-21-21c-3 0-3-4-3-7l-4-46v21c0 4-3 4-3 7-4 0-7 4-11 4-3 3-7 3-14 3-4 0-7 0-11-3-3 0-7-4-10-4 0-3 0-3 0-7l-28-120-25-162-28-520-25-338-4-35-24 1468-28 138v3l-29 81-24 230-29 543c0 0 0 3-3 3 0 4-4 4-7 7-4 0-7 0-14 0h-81c-4 0-8 0-11-3l-53-18c-3 0-7-3-11-7l-14-14-21 32c0 3 0 3 0 3-3 4-7 4-10 7-4 0-4 0-11 0l-21 4-39 14-25 78-24 187c0 3 0 3-4 7l-7 3c-7 0-11 0-14 0-7 0-7 0-11 0-3 0-10-3-10-3-4-4-4-4-4-7l-28-258-18-46-10 11-25 28-25 268c0 4 0 7-3 7-4 0-4 4-7 4-7 3-11 3-14 3h-4l-24 300c0 4 0 7-4 7 0 4-4 4-7 7-4 0-7 0-14 0-4 0-7 0-11 0-3-3-7-3-7-7l-7 50c0 3 0 3-3 7-4 0-7 3-11 3s-7 0-11 0c-3 0-7 0-10 0-7 0-11-3-11-3l-24-25c-4 0-4-4-4-7l-28-286-14-257c-4 3-11 3-11 3-7 0-10 0-14-3-7 0-7 0-11-4 0-3-3-3-3-7l-25-518c-7 0-7 0-14 0-3 0-7-4-7-4-3-4-3-7-3-7l-29-349-21-501-7 35-28 744-25 385-28 1277-25 670-28 829-28 558-57 1185c0 4 0 7-3 7 0 4-4 4-7 7-4 0-11 0-11 0h-3l-29 212c0 3 0 3 0 3l-28 46-24 78-29 116-28 81-25 279h-3l-25 123-28 381-25 463c0 0 0 3-3 3-4 4-4 7-11 7-3 0-7 0-10 0h-1853c-3 0-10 0-14 0-3 0-3-3-7-7-3 0-3 0-3-3l-25-131-25-169-3 3-25 50c0 3 0 3-3 3-4 4-4 4-11 4-3 3-7 3-11 3-3 0-7 0-14-3l-14 63v4c-3 3-7 3-10 3-4 4-7 4-14 4h-4-4l-17 35c-4 4-4 4-4 7-3 0-7 0-10 4-4 0-7 0-11 0-3 0-7 0-7 0l-21 120c0 3-4 3-4 3-3 4-3 7-10 7-4 0-7 0-11 0h-525v-24h504l21-135c0-3 0-3 4-3 3-4 7-4 7-7 7 0 10 0 14 0 7 0 7 0 14 0l14-25c0-3 0-3 4-7 0 0 3-3 7-3 3 0 7 0 14 0h3l22-103c3 0 3 0 3-3 4 0 7-4 11-4 3-3 7-3 10-3 4 0 11 0 14 3 4 0 7 4 7 4 4 0 4 3 4 3l7-7c0-3 0-3 0-7 4 0 4 0 4 0l28-14c3-3 3-3 3-3 4 0 11-4 14-4h25c4 0 7 4 11 4 3 0 7 3 10 3 0 4 0 4 4 7l24 184 22 120h1806l25-452 28-381 28-124 28-278 25-85 28-113 28-77v-4l25-46 28-222 4-4c3-3 7-3 10-7 4 0 7 0 11 0h3l53-1174 29-558 24-829 29-674 24-1273 28-388 29-745 28-112c0-4 0-4 0-7 3 0 7-4 10-4 4 0 8 0 11 0h28c4 0 7 0 11 0 7 0 7 4 10 4 4 3 4 7 4 7l28 582 25 335c3 0 7 0 14 3 4 0 7 0 7 4 4 0 4 3 4 7l14 324c7-3 10-3 14-3 3 0 7 0 10 3 4 0 7 0 11 4 0 4 4 4 4 7l24 462 18 187 14-99v-3c3-4 7-4 11-7 3 0 7 0 10 0 7 0 11 0 14 0 0 3 0 3 0 3l14-169c0-4 0-4 4-7 3 0 3-4 7-4 7-3 11-3 14-3h4l24-229c0-4 0-4 0-4l25-32 28-28c4 0 7 0 7-3 4 0 11 0 14 0h25c4 0 7 0 11 0 3 3 7 3 10 3 0 4 0 4 0 7l28 64 7 67 25-85 4-4c3 0 3-3 7-3l56-18c0 0 4 0 7-3h11l21-43c0 0 4 0 4-3 3 0 3 0 10-4 4 0 7 0 11 0h28c3 0 7 0 11 0 3 4 7 4 10 4l25 28 42 14h46l28-529 28-229v-4l25-81 25-134 28-1581c0-4 0-4 4-4l24-39c0-3 0-3 0-3 4-4 7-4 11-4 3-3 7-3 10-3 7 0 11 0 15 3 3 0 7 0 7 4 3 3 3 3 3 7l28 183v4l25 335 28 520 14 102 14-222c0-4 4-4 4-7 4 0 7-4 11-4 3-4 7-4 10-4 4 0 7 0 11 4 7 0 7 4 10 4 4 3 4 3 4 7l28 426 7 7 21-416c0-3 0-3 4-7 3 0 3-3 7-3 7-4 7-4 14-4 4 0 7 0 7 0l18-474c0-3 3-7 3-7 4-3 4-3 11-7 0 0 7 0 10 0l25-1287c0-4 0-4 4-7 3-4 7-4 10-4 4-3 7-3 11-3 3 0 10 0 14 3 3 0 7 0 7 4 3 0 3 3 3 7l29 307 24 430 29 762 24 188 21 208c4 0 4 0 11 0 0 0 7 0 11 4 3 0 7 3 10 3 0 0 0 4 0 7l28 455 25 148v4l25 649 32 148c0 4 0 4 0 4l21 765 7-70c0-4 0-4 3-7 4 0 4-4 11-4 3 0 7 0 11 0 3 0 7 0 14 0 3 0 3 4 7 4 3 3 3 7 3 7l25 917 25 603 28 1249 28 751 25 216 24 296 29 254 28 123v4l53 896h3c4 0 7 0 11 4 3 0 7 0 10 3 4 4 4 4 4 7l25 304h275l25-247c0-4 3-7 3-7 4-4 4-4 7-4 4-4 11-4 14-4h4l24-84c0 0 4 0 4-4 4 0 7-3 7-3 4-4 4-4 7-4l25-3h3l46-4 25-14 3-3c4 0 7 0 11 0 7 0 11 0 14 0 0 0 0 3 4 3l21 7 21 4c4 0 7 0 7 0 4 3 7 3 11 3 0 4 3 7 3 7l25 357h2234l25-441 28-801 25-106 28-173c0-3 0-3 0-3l28-82 25-222c0-3 0-3 3-7l25-28c3-4 7-4 7-7l18-4 24-144 25-699c0-3 4-3 4-7 3-3 3-3 10-7 4 0 7 0 11 0h3l25-614 53-275c0 0 3 0 3-4 4-3 4-3 11-3 0-4 7-4 11-4h14l21-10c0-4 3-4 3-4 4 0 11 0 11-3h28c4 0 4 0 4 0 3 0 7 0 10 3 4 0 7 4 11 4 0 3 0 3 0 3l28 57v3l28 138 25 88 11 127 21-515 24-229c0-4 4-4 4-4 3-3 7-7 11-7 3 0 7-3 10-3 4 0 7 3 11 3l17-667 25-91 28-325c0-3 0-3 4-7 3 0 3-3 7-3 7 0 7-4 14-4l28-328 25-64c3 0 3 0 3-3 4 0 7-4 11-4l25-7h3c0-3 4-3 4-3l53-7c3 0 3 0 7 0l7-4 21-28 25-226c0-3 3-3 3-3 0-4 7-4 11-7 3 0 7 0 10 0h4l25-304v-3l28-85 3-3 4-4 42-21 25-900 28-1377 25-296 28-243c0-4 0-4 3-4l25-32 7-3c4-4 11-4 14-4 4 0 7 0 11 4 3 0 7 3 11 3 0 4 3 4 3 4l25 102h3c4 0 7 0 11 0 3 0 7 4 10 4 4 3 4 3 4 7l28 416 7 71 25-477c0-3 0-7 3-7 0-3 4-7 11-7 0 0 4 0 11 0 3 0 3 0 7 0l21-416c0 0 0-4 3-7 4 0 4 0 7-4 4 0 7-3 15-3 3 0 7 3 10 3 7 4 7 4 11 4 0 3 3 3 3 7l18 78c0-4 7-4 10-4h4l21-162c0-4 0-4 4-7 3 0 3-4 7-4 3-3 7-3 14-3 3 0 7 0 10 3 4 0 7 4 11 4 0 3 0 3 4 7l17 275 14-78c0-3 0-7 4-7 0 0 3-3 7-3 0-4 3-4 3-4l29-3c3 0 3 0 7 0h24c7 0 11 0 14 0 4 3 8 3 11 7v3l25 113h3c4 0 11 0 14 0 4 0 7 4 11 4 0 3 0 3 0 7l35 525c0 0 4 0 4-3 0 0 3 0 7-4 3 0 7 0 14 0 3 0 7 0 11 0 3 4 7 4 10 4 0 3 0 7 0 7l28 1116 25 257 28 201c0 4 0 4 0 4l25 575 28 691 11 29 21-110c0-3 0-3 3-7 4 0 4-3 11-3 4-4 7-4 11-4 3 0 7 0 14 4 3 0 3 3 7 3l21 21c3 0 3 0 3 0 4 0 4 4 4 7l28 780 50 1820 28 667 25 512 52 568 25 60 81 924 25 339 25 127h585l25-226c0 0 0-4 4-4 0-3 3-3 10-7 0 0 7 0 11 0 3 0 10 0 14 0 0 4 3 4 7 7l3 4 25 42 11 7 21-99c0-3 0-3 3-7 0 0 4-3 7-3 4 0 7-4 15-4 3 0 7 4 10 4l25 7c3 0 3 0 3 0 4 3 7 3 7 3 4 4 4 7 4 7l25 99h3l25 170h1933l25-318 21-448c3-4 3-7 7-7 0-4 3-4 7-4 4-3 11-3 14-3h4l24-251 25-158 53-208 53-219 28-92 28-748 25-1076 28-1404 25-783 32-2032 24-212c0-3 0-7 4-7l28-24c0-4 4-4 7-4 4-3 11-3 14-3 4 0 7 0 11 3 3 0 7 0 10 4 4 3 4 3 4 7l25 441 28 917 25 250 28 152h3c4 0 7 0 11 4 3 0 7 0 7 3 4 0 4 4 4 7l31 222 25 145 21 250h4c7 0 10 0 14 0 3 0 7 4 7 4 3 4 3 7 3 7l29 649 24 102 11 22 21-170 25-363 24-473c0-3 4-3 4-7 3 0 7-3 11-3 3-4 7-4 10-4h4l24-268c0 0 0-4 0-7 4 0 7 0 11-4 3 0 7 0 10 0 8 0 11 0 15 0 3 4 7 4 10 4 0 3 0 7 0 7l25 123 28 75v3l11-11c3 0 3 0 7-3 3 0 7 0 10 0 7 0 11 0 14 0 4 3 7 3 11 7v4l28 268 18 134 14-53 28-582 4-4c3-3 3-7 10-7 4 0 7 0 11 0h14l21-18c4-3 7-3 11-3 3 0 7-4 10-4 4 0 7 4 14 4 4 0 4 3 8 3l10-17c0-4 0-4 0-4h4l28-21c0-3 3-3 7-7 3 0 3 0 7 0l81-3c4 0 4 0 4 0h67l21-39v-4c3 0 7-3 10-3 4 0 7-4 15-4 3 0 7 4 10 4 4 0 7 3 11 3v4l21 28 10 4 25-205c0 0 4 0 4-4 3-3 7-3 10-7 4 0 7 0 11 0 3 0 7 0 14 0 3 4 7 4 7 7 4 4 4 4 4 4l28 169 21 21 10-10c4-4 8-4 11-7 4 0 7 0 11 0 3 0 10 0 14 0 0 3 3 3 7 3l46 32 67 4h208c3 0 7 0 10 0l18-187 28-777c0-3 0-3 4-7 0-3 3-3 7-3 3 0 7-4 14-4 4 0 7 4 11 4 3 0 7 0 10 3 0 4 4 4 4 7l24 2311h4c3 0 7 0 10 4 4 0 8 3 11 3 0 4 0 7 4 7l53 1052 24 1361 25 233 28 519 25 63v4l28 250 28 74 25 342 28 251 53 706h455l25-223c0-3 0-3 0-7 0 0 3-3 7-3l21-11 49-74c4 0 4 0 4 0 0-4 4-4 7-7l25-7c3 0 10-4 14-4h28c4 0 7 4 11 4 3 0 7 3 10 7l28 42c0 4 0 4 0 4l25 109 25 170h1235z">
          <text:p/>
        </draw:path>
        <draw:path draw:style-name="gr4" draw:text-style-name="P4" draw:layer="layout" svg:width="17.78cm" svg:height="8.657cm" svg:x="2.233cm" svg:y="4.263cm" svg:viewBox="0 0 17781 8658" svg:d="M17781 8658h-1863c0 0-7 0-11 0-3-3-7-3-10-7v-3l-25-247h-32c-3 0-7 0-14 0-3-4-3-4-7-4-3-3-3-7-3-7l-25-539h-4c-3 0-7-4-10-4-7 0-7-4-11-4 0-3-3-3-3-7l-29-257-24-519h-4c-3 0-7 0-10-3-4 0-7-4-11-4 0-3 0-3 0-7l-28-536-25-261h-7c-3 0-7 0-10-4-4 0-8 0-11-3v-4l-25-515-81-737h-3c-4 0-7 0-11-4-4 0-7-3-11-3 0-4-3-4-3-7l-25-462h-3c-4 0-7 0-11 0-3-4-7-4-10-4-4-3-4-7-4-7l-25-236-24-441h-4c-3 0-7-4-14-4-4 0-4-3-7-7 0 0-4 0-4-3l-28-455-74-600h-7c-4 0-7 0-11 0-3-4-7-4-10-7l-4-4-21-363h-3c-4 0-11-4-14-4-4 0-8 0-8-3-3-4-3-4-3-7l-25-364h-3c-4 0-7 0-14 0-4-3-4-3-7-7-4 0-4 0-4-3l-25-304h-3c-4 0-11 0-14-3-4 0-7-4-7-4-4-3-4-3-4-7l-28-158-25-283h-3c-4 0-7 0-11 0-3-3-7-3-11-7l-3-3-25-247c-7 0-10 0-14 0-3-4-7-4-7-7-3 0-7-4-7-4l-25-120-24-204h-4c-7 0-10 0-14-4-4 0-7 0-7-3-4 0-4-4-4-4l-24-99-28-165c-8 0-11-4-15-4-3 0-7 0-10-3 0-4 0-4 0-8l-28-116-22-49h-10c-4 0-7 0-11 0-3-4-7-4-10-4 0-3 0-7-4-7l-28-95-67-54h-32l-46 35c-3 4-3 4-7 4-3 4-7 4-14 4h-14l-18 11-28 95-53 120v4c-3 3-7 3-10 3-4 4-7 4-11 4h-7l-25 123c0 4-3 7-3 7-4 4-4 4-7 4-4 3-11 3-14 3h-4l-28 88-25 198-25 116c0 4 0 4-3 7 0 0-4 4-7 4-4 0-11 3-14 3l-25 223v3l-28 138c0 0 0 3-4 3 0 4-3 4-7 7-3 0-7 0-14 0l-25 283c0 3-3 7-3 7-4 3-7 3-7 3-7 4-11 4-14 4h-4l-24 144-29 318c0 3 0 3-3 3 0 4-4 4-7 7-4 0-7 0-14 0l-25 364-56 377c0 0 0 4-4 4 0 3-4 3-7 7-4 0-7 0-11 0h-3l-28 402c0 0 0 4-4 7-3 0-3 4-7 4-7 0-7 3-14 3l-28 402-25 237c0 3-4 3-4 3-3 4-7 7-10 7-4 0-7 4-11 4h-3l-28 441-82 709c0 3 0 3-3 7 0 0-7 3-11 3-3 4-3 4-10 4h-4l-25 480-28 257c0 4-3 4-3 7-4 0-7 4-11 4-3 0-7 3-10 3h-4l-25 501-3 4c-4 3-7 3-11 3-3 4-7 4-10 4h-4l-25 261-28 536-24 258c0 0 0 3-4 3 0 4-4 7-7 7-7 0-7 0-14 0h-4l-24 522-25 279v4c-4 3-7 3-11 7-3 0-7 0-14 0l-56 522v3c-4 4-4 4-11 7-3 0-7 0-10 0h-2639c-4 0-7 0-11 0-3-3-7-3-7-7-3 0-3-3-3-3l-29-258-24-539h-4c-3 0-7-4-10-4-4 0-7-4-11-4 0-3 0-3 0-7l-28-522h-4c-3 0-7 0-10 0-4 0-7-3-11-7l-3-3-25-522c-7 0-11 0-14-4-4 0-7 0-7-3-4 0-4-4-4-8l-28-529-28-247c-4 0-7 0-14 0-4-3-4-3-7-7-4 0-4-3-4-3l-28-515-74-720h-4c-7 0-10 0-14 0-3 0-7-3-7-7-3 0-3 0-3-4l-25-472-28-226c-4 0-7 0-11 0-7-4-7-4-11-7-3-4-3-4-3-7l-25-441h-3c-4 0-7 0-14 0-4-4-7-4-7-4-4-3-4-7-4-7l-28-218-25-403h-3c-4 0-11 0-15-3-3 0-7 0-7-4-3 0-3-3-3-7l-25-381h-3c-4 0-7 0-11 0-3-3-7-3-11-7-3 0-3-3-3-7l-25-360h-7c-3 0-7 0-10-3-4 0-7-4-11-4 0-3 0-3 0-7l-28-335-25-145h-3c-7 0-11 0-15-3-3 0-7-4-7-4-3-3-3-3-3-7l-25-303h-3c-4 0-11 0-14 0-4-4-4-4-7-7-4 0-4-4-4-4l-25-275-24-109h-7c-4 0-8 0-11 0-4-4-7-4-11-7l-3-4-25-236-21-88h-4c-7 0-10 0-14-4-3 0-7 0-7-3-3 0-3-4-3-4l-25-187h-3c-8 0-11 0-15-3-3 0-3 0-7-4-3 0-3-3-3-7l-25-134-25-49h-7c-3 0-7 0-10-4-4 0-7 0-7-3-4 0-4-4-4-4l-28-120-25-35-74-54h-28l-18 14c-3 4-3 4-7 7-3 0-7 0-14 0h-7l-46 72v3c-3 0-7 4-7 4-7 0-10 0-14 0h-7l-21 49-25 116c0 4-3 4-3 8-4 3-7 3-11 3-3 4-7 4-10 4h-11l-21 49-25 176c0 0 0 4-3 4-4 0-4 3-11 3-4 4-7 4-11 4h-3l-21 187c-4 0-4 3-4 3-3 4-7 4-10 4-4 4-11 4-11 4h-7l-25 225-77 395-78 473c0 4 0 4-4 7-3 0-7 4-10 4-4 3-7 3-11 3h-3l-25 321c0 4-3 4-3 7-4 0-7 4-11 4-4 3-7 3-14 3l-25 360c0 4 0 7-3 7-4 4-7 4-11 7-3 0-7 0-11 0h-3l-25 381c0 4-3 7-3 7-4 4-7 4-11 4-3 3-7 3-10 3h-4l-25 403-81 673-81 709-102 988c0 4 0 4-4 7 0 0-3 4-7 4-3 0-7 3-14 3l-25 501-28 275c0 0 0 4-3 8-4 0-4 0-11 3-3 0-7 0-11 0h-3l-28 522-25 258c0 0 0 3-4 3-3 4-3 7-10 7-4 0-4 0-11 0l-28 522c0 4-3 4-3 7-4 0-7 4-11 4s-7 4-11 4h-3l-28 539c0 0 0 4-4 7 0 0-3 0-7 4-3 0-7 0-14 0h-4l-24 247-4 3c-3 4-7 4-10 7-4 0-7 0-11 0h-2629c-4 0-7 0-11 0-3-3-7-3-10-7v-3l-29-247h-3c-4 0-7 0-11 0-3-4-7-4-10-4 0-3-4-7-4-7l-24-275v-3l-29-533-24-275-78-780h-7c-4 0-7 0-14 0 0-3-4-3-7-3-4-4-4-8-4-8l-24-275-25-501h-4c-7 0-10-3-14-3-3 0-7-4-7-4-3-3-3-3-3-7l-29-494-24-243h-4c-3 0-7 0-10-4-4 0-7-3-11-3 0-4 0-4 0-7l-28-462h-4c-3 0-7 0-10 0-4-4-7-4-11-4 0-3 0-7 0-7l-28-236-25-441h-3c-7 0-11-4-14-4-4 0-4-3-7-7-4 0-4 0-4-3l-28-455-25-184c-7 0-11-3-14-3-4 0-7-4-11-4 0-3-3-7-3-7l-25-402h-3c-4 0-7 0-11 0-3-4-7-4-11-7-3 0-3-4-3-4l-25-201-28-374-123-797h-4c-7 0-7 0-14 0-4-4-4-4-7-7-4 0-4-4-4-4l-24-264h-4c-3 0-7 0-10-4-4 0-11 0-11-3-4-4-4-4-4-7l-24-237-25-105h-7c-4 0-7 0-11-4-3 0-7 0-10-4v-3l-25-187h-3c-4 0-11 0-15-4-3 0-7-3-7-3-3 0-3-4-3-4l-25-176-21-49h-11c-3 0-7 0-10-4-4 0-7 0-11-3 0-4 0-4-3-8l-25-116-25-56-21-32h-10c-4 0-7 0-11 0s-7-4-7-4l-28-22c0 0 0-3-4-3l-21-32h-42l-25 50c0 4 0 4 0 7-4 0-4 0-7 4-7 0-11 0-14 0h-11l-21 32v3c-3 0-7 4-10 4-4 0-8 0-11 0h-7l-25 109v4c-3 3-7 3-10 3-4 4-7 4-15 4h-3l-25 105c0 4 0 4 0 4l-28 78v3c-3 4-7 4-11 4-3 3-7 3-10 3h-4l-24 187c0 0 0 4-4 4 0 3-7 3-7 3-7 4-11 4-14 4h-7l-21 204c0 4-4 4-4 7-3 0-7 4-10 4-4 0-7 3-11 3h-3l-25 223v3l-25 138v3c-3 4-7 4-10 7-4 0-8 0-11 0h-4l-24 283-78 476c0 3 0 3-3 3-4 4-7 4-11 7-4 0-7 0-11 0h-3l-25 364-24 176c-4 4-4 7-4 7-4 4-7 4-11 7-3 0-7 0-10 0h-4l-24 381c0 4 0 7-4 7 0 4-3 4-7 4-7 3-11 3-14 3l-25 403-28 218c0 0 0 4-4 7-3 0-3 0-10 4-4 0-7 0-11 0h-3l-25 441v3l-28 237c0 0 0 3-4 3 0 4-3 7-7 7-3 0-7 0-14 0h-3l-25 462c0 4 0 4-4 4-3 4-3 7-10 7-4 0-7 0-11 0h-3l-25 483c0 0-4 4-4 7-3 0-3 4-10 4-4 0-7 0-11 0h-3l-28 226-29 515c0 0 0 3-3 3 0 4-4 4-7 7-4 0-11 0-11 0h-3l-29 519c0 3 0 7-3 11 0 0-4 0-7 3-4 0-7 0-14 0h-4l-81 780-25 532-56 554c0 0 0 4 0 7-4 0-7 0-11 4-3 0-10 0-14 0l-28 247c0 0 0 3-4 3-3 4-3 4-10 7-4 0-7 0-11 0h-2554c-3 0-7 0-10 0-4-3-11-3-11-7l-3-3-25-522h-28v-25h49c7 0 11 0 14 0 4 0 7 4 7 4 4 3 7 3 7 7l25 522h2508l25-244c0-3 0-7 3-7 0-3 4-3 7-7 4 0 11 0 15 0h3l53-540 28-536 81-790v-4c4-3 7-3 11-7 3 0 7 0 14 0l28-522 4-3c3-4 7-4 10-7 4 0 7-4 11-4h3l25-497 28-237c0-3 4-7 4-7 3-3 7-3 11-3 3-4 7-4 10-4h4l24-480c0-3 4-3 4-7 3-3 7-3 10-7 4 0 7 0 11 0h4l24-462c0 0 4-3 4-7 3 0 7 0 10-3 4 0 7 0 11 0h7l25-226 28-455v-4c3-3 7-7 10-7 4 0 8 0 11 0h4l24-204 29-417c0-3 0-3 3-7 0 0 4-3 7-3 7 0 7-4 14-4l25-381c0 0 3-3 3-7 4 0 4-3 11-3 4 0 7-4 14-4l25-162 28-378c0 0 0-3 4-3 0-4 3-4 7-7 3 0 10 0 14 0h3l74-462 25-297c0 0 4-3 4-7 3 0 3 0 10-3 4 0 7-4 11-4h3l25-123 25-237c0-3 0-7 3-7 4 0 7-3 7-3 4-4 11-4 14-4l25-204c0-4 0-4 4-7 3 0 3-4 10-4 4 0 7 0 11 0h7l24-187c0-3 0-3 0-7 4 0 8-4 11-4 4 0 7-3 14-3h4l21-67 28-116c0-4 4-4 4-8 3 0 3-3 10-3 0 0 7 0 11 0h3l25-109c0 0 0-4 4-4 3-3 3-3 10-7 4 0 7 0 11 0h10l21-32c4-4 8-4 11-8 4 0 7 0 11 0h10l21-49c0-4 0-4 4-4 0-3 3-3 7-7 3 0 7 0 14 0h78c7 0 10 0 14 0 3 4 7 4 7 7h3l25 39 18 14h14c7 0 10 0 14 0 3 4 7 4 7 8h4l24 39v4l28 56c0 4 0 4 0 4l25 105h4c3 0 7 4 10 4 7 0 7 0 11 3 0 4 0 4 3 4l25 60v3l25 166h3c4 0 11 0 11 0 7 0 7 4 10 4 4 3 4 3 4 7l25 183h3c4 0 7 4 11 4 7 0 7 3 10 3 4 4 4 4 4 7l28 120 25 223c7 0 10 0 14 3 3 0 7 4 7 4 3 3 3 3 3 7l29 264c3 0 7 0 14 0 0 4 3 4 7 7l3 4 127 811 29 374 24 187h4c3 0 7 0 10 0 4 0 7 4 11 7l4 4 24 402h4c3 0 7 0 10 3 4 0 7 4 11 4 3 0 3 4 3 7l25 198 25 441h7c3 0 7 0 10 0 4 3 8 3 11 7l4 3 24 455 25 226h4c3 0 7 0 14 0 3 0 3 4 7 7 3 0 3 4 3 4l25 462h3c4 0 7 0 11 3 4 0 7 0 11 4 0 3 0 3 0 7l28 257 28 480c7 0 11 0 14 0 4 4 7 4 7 7 4 0 4 4 4 7l24 512 29 264h3c4 0 7 0 11 0 7 4 7 4 10 7 4 0 4 4 4 4l81 790 25 279 28 533 25 264h3c4 0 7 0 14 0 0 4 4 4 7 7 4 0 4 4 4 7l25 244h2579l25-244c0-3 4-7 4-7 3-3 7-3 10-7 4 0 7 0 11 0h3l28-540c0-3 4-7 4-7 4 0 4-3 7-3 7-4 11-4 14-4h4l28-522c0 0 3-3 3-7 4 0 8 0 11-3 4 0 7 0 14 0l25-244 25-536 3-4c4-3 7-3 11-7 3 0 7 0 10 0h4l28-264 25-512c0-3 0-7 3-7 0-3 4-3 7-7 4 0 11 0 14 0h4l102-977 78-709 81-670 25-417c0-3 0-3 3-7 4 0 7-3 11-3 0 0 7-4 10-4h4l25-381c0 0 0-3 3-7 4 0 4-3 7-3 7 0 11-4 14-4h4l24-360c0-3 0-3 4-7 4 0 7-3 11-3 3-4 7-4 10-4h4l24-321c0-3 4-7 4-7 3-3 7-3 11-7 3 0 7 0 10 0h4l77-462 78-395 28-237c0 0 0-3 4-7 3 0 3-3 10-3 4 0 7-4 11-4h3l25-183c0-4 0-4 0-7 4 0 7-4 11-4 3 0 10 0 14 0h3l25-166c0-3 0-3 0-3l28-60v-4c0-3 7-3 11-3 3 0 7-4 10-4h4l25-105v-4l28-56c0-4 0-4 3-4 0-3 4-3 7-7 4 0 7 0 11 0h7l49-72v-3c4 0 7-4 11-4 3 0 7 0 11 0h14l21-14c0-3 0-3 7-7 3 0 7 0 10 0h53c4 0 7 0 11 0 3 4 7 4 7 7l81 57c4 4 4 4 4 4h3l25 39c0 4 3 4 3 4l25 109h4c3 0 7 0 10 0 4 0 7 3 11 3 0 4 0 4 0 4l28 60v3l25 124h3c7 0 7 3 11 3 7 0 7 4 10 4 4 4 4 4 4 7l25 187c7 0 10 0 14 0 3 0 7 4 10 4 0 3 0 3 0 7l25 98h4l24 226h4c3 0 7 0 10 0 4 0 7 4 11 7v4l28 120 25 264h3c7 0 11 0 14 0 4 4 8 4 11 7 0 0 0 4 0 7l25 300h3c4 0 11 0 14 4 4 0 7 3 11 3 0 4 0 4 0 7l28 159 25 321h7c3 0 7 0 11 4 3 0 7 3 10 3 0 4 0 4 0 7l25 360h7c3 0 7 4 10 4 4 0 8 3 11 3 0 4 0 7 0 7l28 381c7 0 11 4 14 4 4 0 7 3 11 3 0 4 0 4 0 7l28 417 25 204h3c4 0 11 0 15 0 3 0 7 4 10 7v4l25 444h3c4 0 7 0 11 0 7 0 7 4 10 7 4 0 4 0 4 4l28 236 25 462c7 0 11 0 14 0 4 4 7 4 11 7 0 4 0 4 0 4l81 734 21 497h3c4 0 8 4 11 4 7 3 11 3 11 7 3 0 3 3 3 3l28 258 25 522h4c3 0 10 0 10 0 7 0 7 3 11 3 0 4 3 4 3 7l25 523h4c3 0 10 0 14 0 3 3 3 3 7 3 3 4 3 7 3 7l25 522h3c4 0 7 0 11 4 4 0 7 3 11 3 0 0 0 4 0 7l28 554 25 244h2589l53-522c0-4 0-4 3-7 0 0 4-4 7-4 4 0 7 0 15 0h3l25-265 21-536c3 0 3-3 7-7 0 0 3 0 7-3 4 0 11 0 14 0h4l24-244 25-536 28-275c0-4 0-4 4-7 0 0 3-4 7-4 3 0 7 0 14 0l28-501c0-3 0-7 4-7 0-3 3-3 7-7 3 0 7 0 14 0l28-243 28-494c0-4 0-4 4-7 0-4 3-4 7-4 3-3 7-3 14-3h4l81-699 24-455c0 0 0-3 4-3 0-4 3-4 7-7 7 0 11 0 14 0h7l25-226 25-413c0-3 0-7 3-7 4 0 7-4 7-4 7-3 11-3 14-3h4l28-402c0-4 0-4 0-4 3-3 7-7 11-7 3 0 7 0 10 0h4l53-363 24-378c0 0 0-3 4-3 0-4 3-4 7-7 3 0 7 0 14 0h3l25-304 25-158c0-4 3-4 3-7 4 0 4-4 11-4 4 0 7 0 11 0h3l25-286c0 0 0-3 3-7 4 0 4 0 11-3 0 0 7-4 10-4h4l25-123 24-237c0-3 4-7 4-7 3 0 7-3 11-3 3-4 7-4 10-4h4l24-106 25-197 28-99c0-3 0-3 0-7 4 0 7-4 11-4 3 0 7-3 14-3h3l25-124c0-3 0-3 0-7 4-3 7-3 11-3 3 0 7-4 10-4h11l49-105 25-99c0-4 4-4 4-4 3 0 3 0 3-4l28-18c0-3 4-3 7-3 4-4 7-4 11-4h14l49-32c4-3 4-3 7-7 4 0 8 0 15 0h52c4 0 8 0 15 0 3 4 3 4 7 7l81 57c0 4 0 4 0 4 0 0 3 0 3 4l25 88h7c7 0 11 0 14 0 4 3 4 3 7 7h4l28 60v4l25 105h3c4 0 7 0 11 4 7 0 7 3 10 3 0 4 4 4 4 7l28 177 21 88h4c3 0 7 0 14 0 3 0 7 4 7 4 4 3 4 3 4 7l28 218 21 106h7c3 0 7 0 11 0 3 0 7 4 10 7 0 0 4 0 4 4l24 243h4c3 0 7 4 10 4 4 3 8 3 11 3 0 4 4 7 4 7l24 297 25 144h3c4 0 11 0 15 4 3 0 7 3 7 3 3 4 3 4 3 7l25 304h7c3 0 7 0 11 0 3 3 7 3 10 7v3l25 364h3c4 0 11 0 14 3 4 0 7 0 7 4 4 3 4 3 4 7l25 363h3c4 0 7 0 11 0 7 0 7 4 10 7 4 0 4 0 4 4l81 614 25 441c3 0 7 0 14 0 3 3 7 3 7 7 3 0 3 3 3 3l29 455 21 226h7c3 0 7 0 10 0 4 0 8 4 11 7 0 0 0 4 4 4l24 462h4c3 0 7 0 10 3 4 0 7 0 11 4 0 3 4 3 4 7l77 751 25 501h3c7 0 11 0 14 0 4 0 8 4 8 4 3 3 3 3 3 7l28 275 25 522h3c4 0 8 0 11 0 7 4 7 4 11 7 0 0 3 4 3 7l25 533 28 243h4c3 0 7 0 10 4 4 0 7 3 11 3 0 0 0 4 0 7l28 540h28c4 0 7 0 14 0 4 4 4 4 7 7 4 0 4 4 4 7l25 244h1838z">
          <text:p/>
        </draw:path>
        <draw:polygon draw:style-name="gr5" draw:text-style-name="P1" draw:layer="layout" svg:width="2.36cm" svg:height="1.418cm" svg:x="2.088cm" svg:y="12.176cm" svg:viewBox="0 0 2361 1419" draw:points="1182,1419 0,1419 0,0 2361,0 2361,1419">
          <text:p/>
        </draw:polygon>
        <draw:line draw:style-name="gr6" draw:text-style-name="P5" draw:layer="layout" svg:x1="12.872cm" svg:y1="13.256cm" svg:x2="12.872cm" svg:y2="13.534cm">
          <text:p/>
        </draw:line>
        <draw:line draw:style-name="gr6" draw:text-style-name="P5" draw:layer="layout" svg:x1="18.926cm" svg:y1="13.256cm" svg:x2="18.926cm" svg:y2="13.534cm">
          <text:p/>
        </draw:line>
        <draw:frame draw:style-name="gr7" draw:text-style-name="P7" draw:layer="layout" svg:width="1.287cm" svg:height="1.5cm" svg:x="4.191cm" svg:y="13.321cm">
          <draw:text-box>
            <text:p text:style-name="P6"><text:span text:style-name="T1">0</text:span></text:p>
          </draw:text-box>
        </draw:frame>
        <draw:frame draw:style-name="gr7" draw:text-style-name="P7" draw:layer="layout" svg:width="1.287cm" svg:height="1.5cm" svg:x="12.517cm" svg:y="13.356cm">
          <draw:text-box>
            <text:p text:style-name="P6"><text:span text:style-name="T1">5</text:span></text:p>
          </draw:text-box>
        </draw:frame>
        <draw:line draw:style-name="gr6" draw:text-style-name="P5" draw:layer="layout" svg:x1="24.242cm" svg:y1="13.256cm" svg:x2="24.242cm" svg:y2="13.534cm">
          <text:p/>
        </draw:line>
        <draw:frame draw:style-name="gr7" draw:text-style-name="P7" draw:layer="layout" svg:width="1.287cm" svg:height="1.5cm" svg:x="18.44cm" svg:y="13.373cm">
          <draw:text-box>
            <text:p text:style-name="P6"><text:span text:style-name="T1">9</text:span></text:p>
          </draw:text-box>
        </draw:frame>
        <draw:frame draw:style-name="gr7" draw:text-style-name="P7" draw:layer="layout" svg:width="1.636cm" svg:height="1.5cm" svg:x="23.283cm" svg:y="13.373cm">
          <draw:text-box>
            <text:p text:style-name="P6"><text:span text:style-name="T1">39</text:span></text:p>
          </draw:text-box>
        </draw:frame>
        <draw:frame draw:style-name="gr8" draw:text-style-name="P8" draw:layer="layout" svg:width="5.328cm" svg:height="1.644cm" svg:x="18.8cm" svg:y="14.352cm">
          <draw:text-box>
            <text:p text:style-name="P6"><text:span text:style-name="T2">Time(s)</text:span></text:p>
          </draw:text-box>
        </draw:frame>
        <draw:frame draw:style-name="gr7" draw:text-style-name="P7" draw:layer="layout" svg:width="1.287cm" svg:height="1.5cm" svg:x="2.992cm" svg:y="12.185cm">
          <draw:text-box>
            <text:p text:style-name="P6"><text:span text:style-name="T1">0</text:span></text:p>
          </draw:text-box>
        </draw:frame>
        <draw:frame draw:style-name="gr7" draw:text-style-name="P7" draw:layer="layout" svg:width="1.287cm" svg:height="1.5cm" svg:x="2.992cm" svg:y="9.638cm">
          <draw:text-box>
            <text:p text:style-name="P6"><text:span text:style-name="T1">2</text:span></text:p>
          </draw:text-box>
        </draw:frame>
        <draw:frame draw:style-name="gr7" draw:text-style-name="P7" draw:layer="layout" svg:width="1.287cm" svg:height="1.5cm" svg:x="2.992cm" svg:y="6.967cm">
          <draw:text-box>
            <text:p text:style-name="P6"><text:span text:style-name="T1">4</text:span></text:p>
          </draw:text-box>
        </draw:frame>
        <draw:frame draw:style-name="gr7" draw:text-style-name="P7" draw:layer="layout" svg:width="1.287cm" svg:height="1.5cm" svg:x="2.999cm" svg:y="4.526cm">
          <draw:text-box>
            <text:p text:style-name="P6"><text:span text:style-name="T1">6</text:span></text:p>
          </draw:text-box>
        </draw:frame>
        <draw:frame draw:style-name="gr7" draw:text-style-name="P7" draw:layer="layout" svg:width="1.287cm" svg:height="1.5cm" svg:x="2.992cm" svg:y="2.437cm">
          <draw:text-box>
            <text:p text:style-name="P6"><text:span text:style-name="T1">8</text:span></text:p>
          </draw:text-box>
        </draw:frame>
        <draw:polygon draw:style-name="gr3" draw:text-style-name="P3" draw:layer="layout" svg:width="0.024cm" svg:height="0cm" svg:x="34.9cm" svg:y="6.958cm" svg:viewBox="0 0 25 0" draw:points="0,0 25,0">
          <text:p/>
        </draw:polygon>
        <draw:line draw:style-name="gr9" draw:text-style-name="P5" draw:layer="layout" svg:x1="4.067cm" svg:y1="11.707cm" svg:x2="4.512cm" svg:y2="11.707cm">
          <text:p/>
        </draw:line>
        <draw:line draw:style-name="gr6" draw:text-style-name="P5" draw:layer="layout" svg:x1="38.082cm" svg:y1="13.256cm" svg:x2="38.082cm" svg:y2="13.534cm">
          <text:p/>
        </draw:line>
        <draw:frame draw:style-name="gr8" draw:text-style-name="P8" draw:layer="layout" svg:width="6.056cm" svg:height="1.644cm" draw:transform="rotate (1.5707963267949) translate (1.435cm 10.444cm)">
          <draw:text-box>
            <text:p text:style-name="P6"><text:span text:style-name="T2">Force(N)</text:span></text:p>
          </draw:text-box>
        </draw:frame>
        <draw:frame draw:style-name="gr8" draw:text-style-name="P8" draw:layer="layout" svg:width="1.797cm" svg:height="1.644cm" svg:x="37.239cm" svg:y="13.372cm">
          <draw:text-box>
            <text:p text:style-name="P6"><text:span text:style-name="T2">47</text:span></text:p>
          </draw:text-box>
        </draw:frame>
        <draw:polygon draw:style-name="gr5" draw:text-style-name="P1" draw:layer="layout" svg:width="2.311cm" svg:height="1.415cm" svg:x="36.999cm" svg:y="11.742cm" svg:viewBox="0 0 2312 1416" draw:points="1158,1416 0,1416 0,0 2312,0 2312,1416">
          <text:p/>
        </draw:polygon>
        <draw:frame draw:style-name="gr10" draw:text-style-name="P9" draw:layer="layout" svg:width="1.587cm" svg:height="1.758cm" svg:x="21.086cm" svg:y="11.552cm">
          <draw:text-box>
            <text:p text:style-name="P6"><text:span text:style-name="T3">...</text:span></text:p>
          </draw:text-box>
        </draw:frame>
        <draw:frame draw:style-name="gr8" draw:text-style-name="P8" draw:layer="layout" svg:width="1.41cm" svg:height="1.563cm" svg:x="7.634cm" svg:y="2.509cm">
          <draw:text-box>
            <text:p text:style-name="P6"><text:span text:style-name="T4">1</text:span></text:p>
          </draw:text-box>
        </draw:frame>
        <draw:frame draw:style-name="gr11" draw:text-style-name="P10" draw:layer="layout" svg:width="0.817cm" svg:height="0.907cm" svg:x="8.34cm" svg:y="2.444cm">
          <draw:text-box>
            <text:p text:style-name="P6"><text:span text:style-name="T5">st</text:span></text:p>
          </draw:text-box>
        </draw:frame>
        <draw:frame draw:style-name="gr8" draw:text-style-name="P8" draw:layer="layout" svg:width="1.41cm" svg:height="1.563cm" svg:x="8.886cm" svg:y="2.509cm">
          <draw:text-box>
            <text:p text:style-name="P6"><text:span text:style-name="T4"><text:s/></text:span></text:p>
          </draw:text-box>
        </draw:frame>
        <draw:frame draw:style-name="gr8" draw:text-style-name="P8" draw:layer="layout" svg:width="1.41cm" svg:height="1.563cm" svg:x="12.654cm" svg:y="2.509cm">
          <draw:text-box>
            <text:p text:style-name="P6"><text:span text:style-name="T4">2</text:span></text:p>
          </draw:text-box>
        </draw:frame>
        <draw:frame draw:style-name="gr11" draw:text-style-name="P10" draw:layer="layout" svg:width="0.823cm" svg:height="0.907cm" svg:x="13.36cm" svg:y="2.444cm">
          <draw:text-box>
            <text:p text:style-name="P6"><text:span text:style-name="T5">nd</text:span></text:p>
          </draw:text-box>
        </draw:frame>
        <draw:frame draw:style-name="gr8" draw:text-style-name="P8" draw:layer="layout" svg:width="1.41cm" svg:height="1.563cm" svg:x="14.182cm" svg:y="2.509cm">
          <draw:text-box>
            <text:p text:style-name="P6"><text:span text:style-name="T4"><text:s/></text:span></text:p>
          </draw:text-box>
        </draw:frame>
        <draw:frame draw:style-name="gr8" draw:text-style-name="P8" draw:layer="layout" svg:width="1.41cm" svg:height="1.563cm" svg:x="17.925cm" svg:y="2.604cm">
          <draw:text-box>
            <text:p text:style-name="P6"><text:span text:style-name="T4">3</text:span></text:p>
          </draw:text-box>
        </draw:frame>
        <draw:frame draw:style-name="gr11" draw:text-style-name="P10" draw:layer="layout" svg:width="0.817cm" svg:height="0.907cm" svg:x="18.63cm" svg:y="2.54cm">
          <draw:text-box>
            <text:p text:style-name="P6"><text:span text:style-name="T5">rd</text:span></text:p>
          </draw:text-box>
        </draw:frame>
        <draw:frame draw:style-name="gr8" draw:text-style-name="P8" draw:layer="layout" svg:width="1.41cm" svg:height="1.563cm" svg:x="19.315cm" svg:y="2.604cm">
          <draw:text-box>
            <text:p text:style-name="P6"><text:span text:style-name="T4"><text:s/></text:span></text:p>
          </draw:text-box>
        </draw:frame>
        <draw:frame draw:style-name="gr8" draw:text-style-name="P8" draw:layer="layout" svg:width="1.416cm" svg:height="1.563cm" svg:x="26.18cm" svg:y="2.604cm">
          <draw:text-box>
            <text:p text:style-name="P6"><text:span text:style-name="T4">13</text:span></text:p>
          </draw:text-box>
        </draw:frame>
        <draw:frame draw:style-name="gr12" draw:text-style-name="P11" draw:layer="layout" svg:width="0.976cm" svg:height="1.016cm" svg:x="27.432cm" svg:y="2.54cm">
          <draw:text-box>
            <text:p text:style-name="P6"><text:span text:style-name="T5">th</text:span></text:p>
          </draw:text-box>
        </draw:frame>
        <draw:frame draw:style-name="gr8" draw:text-style-name="P8" draw:layer="layout" svg:width="1.41cm" svg:height="1.563cm" svg:x="28.229cm" svg:y="2.604cm">
          <draw:text-box>
            <text:p text:style-name="P6"><text:span text:style-name="T4"><text:s/></text:span></text:p>
          </draw:text-box>
        </draw:frame>
        <draw:frame draw:style-name="gr8" draw:text-style-name="P8" draw:layer="layout" svg:width="1.416cm" svg:height="1.563cm" svg:x="32.131cm" svg:y="2.604cm">
          <draw:text-box>
            <text:p text:style-name="P6"><text:span text:style-name="T4">14</text:span></text:p>
          </draw:text-box>
        </draw:frame>
        <draw:frame draw:style-name="gr11" draw:text-style-name="P10" draw:layer="layout" svg:width="0.817cm" svg:height="0.907cm" svg:x="33.546cm" svg:y="2.54cm">
          <draw:text-box>
            <text:p text:style-name="P6"><text:span text:style-name="T5">th</text:span></text:p>
          </draw:text-box>
        </draw:frame>
        <draw:line draw:style-name="gr13" draw:text-style-name="P5" draw:layer="layout" svg:x1="4.453cm" svg:y1="13.204cm" svg:x2="4.448cm" svg:y2="2.418cm">
          <text:p/>
        </draw:line>
        <draw:polygon draw:style-name="gr14" draw:text-style-name="P12" draw:layer="layout" svg:width="0.318cm" svg:height="0.476cm" svg:x="4.289cm" svg:y="1.963cm" svg:viewBox="0 0 319 477" draw:points="159,0 0,477 319,477">
          <text:p/>
        </draw:polygon>
        <draw:line draw:style-name="gr13" draw:text-style-name="P5" draw:layer="layout" svg:x1="4.452cm" svg:y1="13.234cm" svg:x2="38.743cm" svg:y2="13.242cm">
          <text:p/>
        </draw:line>
        <draw:polygon draw:style-name="gr14" draw:text-style-name="P12" draw:layer="layout" svg:width="0.477cm" svg:height="0.317cm" svg:x="38.72cm" svg:y="13.083cm" svg:viewBox="0 0 478 318" draw:points="478,159 0,0 0,318">
          <text:p/>
        </draw:polygon>
        <draw:line draw:style-name="gr6" draw:text-style-name="P5" draw:layer="layout" svg:x1="4.614cm" svg:y1="13.256cm" svg:x2="4.614cm" svg:y2="13.534cm">
          <text:p/>
        </draw:line>
        <draw:line draw:style-name="gr6" draw:text-style-name="P5" draw:layer="layout" svg:x1="4.476cm" svg:y1="12.98cm" svg:x2="4.078cm" svg:y2="12.98cm">
          <text:p/>
        </draw:line>
        <draw:line draw:style-name="gr6" draw:text-style-name="P5" draw:layer="layout" svg:x1="4.469cm" svg:y1="2.961cm" svg:x2="4.24cm" svg:y2="2.961cm">
          <text:p/>
        </draw:line>
        <draw:line draw:style-name="gr6" draw:text-style-name="P5" draw:layer="layout" svg:x1="4.476cm" svg:y1="11.696cm" svg:x2="4.078cm" svg:y2="11.696cm">
          <text:p/>
        </draw:line>
        <draw:line draw:style-name="gr6" draw:text-style-name="P5" draw:layer="layout" svg:x1="4.476cm" svg:y1="10.345cm" svg:x2="4.078cm" svg:y2="10.345cm">
          <text:p/>
        </draw:line>
        <draw:line draw:style-name="gr6" draw:text-style-name="P5" draw:layer="layout" svg:x1="4.476cm" svg:y1="7.844cm" svg:x2="4.078cm" svg:y2="7.844cm">
          <text:p/>
        </draw:line>
        <draw:line draw:style-name="gr6" draw:text-style-name="P5" draw:layer="layout" svg:x1="4.476cm" svg:y1="6.535cm" svg:x2="4.078cm" svg:y2="6.535cm">
          <text:p/>
        </draw:line>
        <draw:line draw:style-name="gr6" draw:text-style-name="P5" draw:layer="layout" svg:x1="4.476cm" svg:y1="5.286cm" svg:x2="4.078cm" svg:y2="5.286cm">
          <text:p/>
        </draw:line>
        <draw:line draw:style-name="gr6" draw:text-style-name="P5" draw:layer="layout" svg:x1="4.476cm" svg:y1="4.182cm" svg:x2="4.078cm" svg:y2="4.182cm">
          <text:p/>
        </draw:line>
        <draw:line draw:style-name="gr6" draw:text-style-name="P5" draw:layer="layout" svg:x1="4.476cm" svg:y1="2.961cm" svg:x2="4.078cm" svg:y2="2.961cm">
          <text:p/>
        </draw:line>
        <draw:line draw:style-name="gr6" draw:text-style-name="P5" draw:layer="layout" svg:x1="4.476cm" svg:y1="9.096cm" svg:x2="4.078cm" svg:y2="9.096cm">
          <text:p/>
        </draw:line>
        <draw:path draw:style-name="gr15" draw:text-style-name="P2" draw:layer="layout" svg:width="17.442cm" svg:height="11.673cm" svg:x="23.198cm" svg:y="1.321cm" svg:viewBox="0 0 17443 11674" svg:d="M1193 11639l24-148 50-2819 28-169c0-4 0-4 3-7 4-4 7-4 11-7 7 0 11 0 14 0 7 0 14 0 18 0 3 3 7 3 10 7 4 3 4 7 4 7l7 95 88-1393c0-4 0-4 0-4l57-381 28-423 24-187c0-4 4-7 4-7 4-4 7-7 14-7 4-4 7-4 14-4h4l17-81 82-589 24-215c0-4 0-7 4-11 3 0 7-3 10-3 4-4 7-4 11-4h28 4c3 0 10 0 14 0 3 4 7 4 10 7 4 4 4 4 4 7l14 64 14-7c0 0 4 0 7 0 4-4 7-4 14-4 4 0 11 0 14 4 4 0 11 3 11 3 3 4 3 7 3 7l25 106 25 145v3l3 11 11-120c0 0 0-4 4-7l24-25v-3c4 0 7-4 11-4 7-3 10-3 17-3 4 0 11 0 15 3 7 0 10 4 10 4 4 3 4 3 7 7l11 46 3-15c0 0 0-3 4-3 0-4 7-7 10-7 4-4 11-4 15-4 7 0 10 0 17 4 4 0 7 3 11 7l7 7 14-60 25-49c0-4 3-4 3-4 0 0 0-3 4-3l42-32 25-138 53-367 49-211 28-224 25-155c0-3 0-3 0-7l25-35c3-4 3-4 3-4 4-3 7-3 11-7 3 0 10 0 14 0 7 0 10 0 17 0 4 0 4 4 8 4l24-233 25-349 25-81 3-4c4-3 7-7 11-7 7 0 10-3 14-3 7 0 14 3 17 3 4 0 8 4 11 7 4 0 4 4 4 7l14 57 28-142c0 0 3-3 7-7 0 0 3-3 11-3 3-4 7-4 14-4s10 0 14 4c3 0 3 0 7 0l25 14c3 0 3 0 7 4 3 3 3 3 3 7l11 45 7-17 24-265 25-1136 25-282c0 0 3-3 7-7 0-4 3-4 10-7 4 0 11 0 15 0 7 0 10 0 17 0 4 3 7 3 11 7 0 4 3 7 3 11l29 963 17 412v-3c4 0 7-4 11-4 7-3 10-3 17-3 4 0 11 0 16 3 7 0 10 4 10 4 4 3 7 7 7 7l53 423 53 1067 25 250 24 431 25 543 53 381 78 730 24 589 103 2875 53 1122h3227l25-247 25-635 120-2113 56-1792 57-755 56-907v-3l28-71 32-190 25-222c3-4 3-7 7-7 0-4 7-8 10-8 4-3 11-3 15-3h3l21-1260c0-4 0-8 4-11 3 0 7-4 10-4 7-3 11-3 18-3 3 0 11 0 14 3 7 0 7 4 11 4 3 3 3 7 3 11l25 927 28-137c0-4 0-4 4-7 3-4 3-4 10-7 4 0 11 0 14 0l25-537c0 0 4 0 4-3l24-39 25-406 28-292c0-4 0-4 4-7 3-4 7-4 10-8 7 0 11 0 18 0h3l18-109 28-99 25-116 28-99c0-3 0-3 4-7 3-3 3-3 10-7 4 0 11 0 14 0 7 0 11 0 18 0 4 4 7 4 11 7 0 4 3 4 3 7l11 50 7-39 28-71 4-3c3-4 3-4 10-7 4 0 11 0 14 0 7 0 11 0 18 0 3 3 7 3 10 7 4 3 4 3 4 7l39 441c3 0 7 0 7 0 7 0 10 0 14 3 7 0 11 0 14 4 0 3 0 7 4 7l24 151 29 205 24 32v3l21-42 4-4c0-3 3-3 11-3 3-4 10-4 14-4 3 0 10 0 14 0l7-24 28-131 28-201 25-127c0-3 0-3 3-7 4 0 8-3 11-7 7 0 11 0 18 0l21-134 28-222 25-159 28-67v-4c4-3 7-3 14-7 4 0 7 0 14 0s11 0 14 0c4 4 7 4 11 7l25-324c0-4 0-4 3-4l25-53 25-112 28-364 28-1019 25-251c0 0 3-3 3-7 4 0 7-3 11-7 7 0 10 0 17 0 4 0 11 0 15 0 3 4 10 7 10 7 4 4 4 7 4 11l28 945 21 300c7 0 11 0 18 0 3 4 7 7 10 7 4 4 4 7 4 7l81 501 25 356 28 568 25 843 24 1116 53 2851 53 2028 74 2099h3076l22-53 24-497 28-685 25-370c0 0 4-3 7-7 0-4 4-4 11-7 3 0 7 0 14 0h3l18-240 28-257v-4l25-88 78-836 28-272 24-335 25-402 25-614 28-374 25-219 28-349 53-476 25-230 24-155c0-3 0-7 4-10 3 0 7-4 10-4 7-3 11-3 18-3l21-96 25-197c0-4 0-4 3-7 4-4 8-4 11-7 7 0 11-4 18-4 3 0 10 4 14 4 3 3 7 3 10 7 4 0 4 3 4 3l25 46 17-113c0-3 0-3 4-7 3-3 7-3 10-7 4 0 11 0 18 0 4 0 7 0 14 0 4 4 7 4 11 7 3 4 3 4 3 7l14 81v-7c0-3 4-3 4-7 3 0 7-3 10-3l15-7 49-110 25-60 24-237 25-106c4-3 4-3 7-7 0-3 4-3 11-7 3 0 10 0 14 0 7 0 10 0 14 0h3l11 7 18-109 24-230c4 0 4 0 4-3l25-46c0-3 0-3 3-7 0 0 7-4 11-4 3-3 10-3 14-3h3l18-166 28-1312 25-445c0 0 0-3 3-7 4-3 4-3 11-7 3 0 11 0 14 0 7 0 11 0 18 0 3 4 7 4 10 7 4 4 4 7 4 7l25 999 28 158 24 46v4l50 194 10 60c4 0 7 0 11 0 7 0 11 0 14 3 7 0 11 0 14 4 0 3 4 3 4 7v7l14-120 28-339 25-190 28-300 25-247c0 0 0-3 3-7 4-4 7-4 11-7 3 0 10 0 14 0 7 0 10 0 18 0 3 3 7 3 10 7l21-473 25-158c4-4 4-4 7-8 0-3 7-3 11-7 3 0 10 0 14 0 3 0 3 0 7 0l14-282c0 0 0-3 3-7 4-3 7-3 11-7 7 0 11 0 18 0 3 0 10 0 14 0 3 4 7 4 10 7 4 4 4 4 4 7l28 117c0 3 0 3 0 3l25 755 24 2626 50 6635 21 152h3553v35h-3581c-4 0-11-3-14-3-4 0-7-4-11-7-3 0-3-4-3-7l-25-166v-4l-53-6635-25-2622-14-403v46c0 4 0 4-3 7-4 4-7 7-11 7-7 0-11 0-18 0-3 0-10 0-14 0-3 0-7-3-7-3l-24 469c0 4 0 7-4 11-3 3-7 3-11 7-7 0-10 0-17 0h-4l-24-4-18 166-25 303-28 187-25 343-24 204c-4 0-4 4-4 7-3 0-7 4-10 4l-29 14h-3c-4 0-7 3-14 3-4 0-11-3-14-3-4-4-11-4-11-7-4-4-4-4-7-7v-4h-4c-3 4-10 4-14 4-7 0-10 0-14-4-7 0-10 0-14-3 0-4-3-4-3-7l-25-163-50-194-24-46c0-3-4-3-4-3l-24-162v-18l-18 776-25 229c0 4 0 7-3 11-4 0-7 4-11 4-7 3-10 3-14 3-7 0-14 0-18-3-3 0-3 0-3 0l-25 218-28 173c0 4 0 7-4 7-3 4-7 7-10 7-4 4-11 4-18 4-3 0-7 0-14-4-3 0-7-3-11-7-3 0-3 0-3-3l-4-7-14 53-24 237c0 3 0 3 0 3l-29 60-49 117c0 3 0 3-4 3-3 4-3 4-7 7l-14 4-24 99c0 3 0 3-4 7-3 3-7 3-11 7-3 0-10 0-17 0-4 0-7 0-14 0-4-4-7-4-7-7l-21-14-25 120c0 3 0 3-4 7-3 3-7 3-10 7-7 0-11 3-18 3-3 0-7-3-14-3-4-4-7-4-11-7-3-4-3-4-3-7l-11-75-7 46v4l-24 116c-4 4-4 4-4 7-4 4-7 4-14 7-4 0-7 0-14 0l-21 138-25 229-53 477-25 345-28 223-25 370-28 614-25 402-24 339-25 271-81 836-25 92-24 258-29 321c0 3 0 3-3 7 0 3-4 3-11 7-3 0-10 0-14 0h-3l-22 285-24 685-29 501v3l-28 67v4c-3 3-7 7-14 7-3 0-7 3-14 3h-3129c-7 0-11-3-18-3-3 0-7-4-10-7 0 0-4-4-4-7l-74-2117-53-2028-53-2851-24-1116-25-843-28-568-25-352-64-392c-7 0-10 0-14 0-7 0-10 0-14 0-7-4-10-4-14-7 0-4-3-4-3-7l-25-413-7-187-14 508-25 367-28 113v3l-25 53-28 328v4l-25 95c-3 0-3 4-7 7 0 0-7 4-10 4-4 3-11 3-15 3-7 0-10 0-17-3-4 0-7-4-11-4 0-3 0-3 0-3l-21 123-28 222-25 170c0 3 0 7-3 7-4 3-7 7-11 7-7 0-11 3-18 3h-3l-18 89-24 197c-4 0-4 0-4 0l-25 134-28 81c0 0 0 4-3 4-4 3-8 3-11 7-7 0-11 0-14 0-7 0-11 0-18 0 0 0-3 0-3-4l-32 60v4c-4 3-7 3-14 7-4 0-7 0-14 0-4 0-11 0-14 0-7-4-11-4-11-7-4 0-4-4-4-7l-28-64-21-28c-3-3-3-3-3-7l-29-208-10-49c-4 0-7 3-11 3-7 0-10-3-17-3-4-4-8-4-11-7-4-4-4-4-4-8l-35-388-7 32c0 0-3 4-3 7-4 0-7 4-11 7-7 0-11 0-18 0h-3l-28-3c-4 0-7 0-11 0-4-4-7-4-11-7-3 0-3-4-3-4l-18 88-24 96-29 155c0 3 0 3-3 7-4 3-7 3-11 7-3 0-10 0-14 0h-3l-25 243-25 413v4l-24 35-29 589c0 4-3 4-3 7-4 4-7 7-11 7-7 0-10 4-17 4-4 0-4-4-8-4l-17 88-28 124-25 96c0 4-4 4-7 7 0 0-4 4-11 7-3 0-7 0-14 0s-10 0-14 0c-3-3-3-3-7-3l-4 317c0 4-3 7-3 11-4 0-7 3-14 3-4 4-7 4-14 4-4 0-11 0-14-4-4 0-7 0-11 0v4c0 3 0 3 0 3l-28 194h-4l-28 71-56 903-57 755-56 1796-120 2113-25 631-25 265c0 3-3 7-3 7-4 3-7 7-14 7-4 0-7 3-14 3h-3288c-4 0-11-3-14-3-4 0-11-4-11-7-3 0-7-4-7-7l-49-1140-103-2875-24-585-78-731-53-381v-3l-25-540-28-430-25-254-52-1067-33-271-11 35c0 0-3 3-3 7-4 0-7 4-11 4-7 3-10 3-18 3-3 0-10 0-14-3-3 0-10-4-10-4-4-4-4-7-4-11l-28-599-3-131-15 582-24 268-25 81c0 4-4 4-4 8-3 3-7 3-14 7-3 0-7 0-14 0l-21 3c-3 0-3 0-3 0-4 0-11-3-15-3-7-4-10-4-10-7-4-4-7-4-7-8l-7-42-36 155c0 4-3 4-3 7-4 4-7 4-11 4-7 3-10 3-17 3-4 0-11 0-14-3-4 0-11 0-11-4 0-3 0-3-3-3l-22-28-21 300-28 271-25 60c0 4 0 4-3 7-4 4-4 4-11 7-3 0-10 0-14 0-7 0-11 0-18 0-3-3-7-3-10-7v-3l-18 102-25 223-52 212-50 367-28 141c0 3 0 7-4 7v3l-49 32-21 46-25 99c0 3-3 3-3 7-4 0-7 3-14 3-4 4-8 4-15 4s-10 0-14-4l-17-3-14 53c0 3-4 3-4 7-3 0-7 3-11 3-7 4-10 4-17 4-4 0-11 0-14-4-4 0-7-3-11-3 0-4 0-4 0-4l-28-28-14 173h-4l-24 78c0 0 0 3-4 3 0 4-3 7-11 7-3 0-10 4-14 4-7 0-10-4-14-4-7 0-10-3-14-7 0 0-3-3-3-7l-25-226-25-141-14-56-3 7c0 3 0 3 0 3-4 4-7 7-15 7-3 0-7 0-14 0s-10 0-14 0c-7 0-10-3-14-7 0 0 0-3-3-7l-4-14-11 110-77 589-28 123c0 0 0 4-4 7-3 0-7 4-10 4-4 3-11 3-18 3l-21 148-25 424-56 381-106 1619-25 138c-3 3-3 7-7 7 0 3-4 7-11 7-3 3-10 3-14 3-7 0-10 0-14-3-7 0-10-4-14-7l-46 2522-24 166c0 3-4 7-4 7-4 3-7 7-14 7-4 0-7 3-14 3h-1221v-35zM2949 3231l-28-3v3z">
          <text:p/>
        </draw:path>
        <draw:path draw:style-name="gr16" draw:text-style-name="P5" draw:layer="layout" svg:width="17.442cm" svg:height="11.673cm" svg:x="23.198cm" svg:y="1.321cm" svg:viewBox="0 0 17443 11674" svg:d="M1193 11639l24-148 50-2819 28-169c0-4 0-4 3-7 4-4 7-4 11-7 7 0 11 0 14 0 7 0 14 0 18 0 3 3 7 3 10 7 4 3 4 7 4 7l7 95 88-1393c0-4 0-4 0-4l57-381 28-423 24-187c0-4 4-7 4-7 4-4 7-7 14-7 4-4 7-4 14-4h4l17-81 82-589 24-215c0-4 0-7 4-11 3 0 7-3 10-3 4-4 7-4 11-4h28 4c3 0 10 0 14 0 3 4 7 4 10 7 4 4 4 4 4 7l14 64 14-7c0 0 4 0 7 0 4-4 7-4 14-4 4 0 11 0 14 4 4 0 11 3 11 3 3 4 3 7 3 7l25 106 25 145v3l3 11 11-120c0 0 0-4 4-7l24-25v-3c4 0 7-4 11-4 7-3 10-3 17-3 4 0 11 0 15 3 7 0 10 4 10 4 4 3 4 3 7 7l11 46 3-15c0 0 0-3 4-3 0-4 7-7 10-7 4-4 11-4 15-4 7 0 10 0 17 4 4 0 7 3 11 7l7 7 14-60 25-49c0-4 3-4 3-4 0 0 0-3 4-3l42-32 25-138 53-367 49-211 28-224 25-155c0-3 0-3 0-7l25-35c3-4 3-4 3-4 4-3 7-3 11-7 3 0 10 0 14 0 7 0 10 0 17 0 4 0 4 4 8 4l24-233 25-349 25-81 3-4c4-3 7-7 11-7 7 0 10-3 14-3 7 0 14 3 17 3 4 0 8 4 11 7 4 0 4 4 4 7l14 57 28-142c0 0 3-3 7-7 0 0 3-3 11-3 3-4 7-4 14-4s10 0 14 4c3 0 3 0 7 0l25 14c3 0 3 0 7 4 3 3 3 3 3 7l11 45 7-17 24-265 25-1136 25-282c0 0 3-3 7-7 0-4 3-4 10-7 4 0 11 0 15 0 7 0 10 0 17 0 4 3 7 3 11 7 0 4 3 7 3 11l29 963 17 412v-3c4 0 7-4 11-4 7-3 10-3 17-3 4 0 11 0 16 3 7 0 10 4 10 4 4 3 7 7 7 7l53 423 53 1067 25 250 24 431 25 543 53 381 78 730 24 589 103 2875 53 1122h3227l25-247 25-635 120-2113 56-1792 57-755 56-907v-3l28-71 32-190 25-222c3-4 3-7 7-7 0-4 7-8 10-8 4-3 11-3 15-3h3l21-1260c0-4 0-8 4-11 3 0 7-4 10-4 7-3 11-3 18-3 3 0 11 0 14 3 7 0 7 4 11 4 3 3 3 7 3 11l25 927 28-137c0-4 0-4 4-7 3-4 3-4 10-7 4 0 11 0 14 0l25-537c0 0 4 0 4-3l24-39 25-406 28-292c0-4 0-4 4-7 3-4 7-4 10-8 7 0 11 0 18 0h3l18-109 28-99 25-116 28-99c0-3 0-3 4-7 3-3 3-3 10-7 4 0 11 0 14 0 7 0 11 0 18 0 4 4 7 4 11 7 0 4 3 4 3 7l11 50 7-39 28-71 4-3c3-4 3-4 10-7 4 0 11 0 14 0 7 0 11 0 18 0 3 3 7 3 10 7 4 3 4 3 4 7l39 441c3 0 7 0 7 0 7 0 10 0 14 3 7 0 11 0 14 4 0 3 0 7 4 7l24 151 29 205 24 32v3l21-42 4-4c0-3 3-3 11-3 3-4 10-4 14-4 3 0 10 0 14 0l7-24 28-131 28-201 25-127c0-3 0-3 3-7 4 0 8-3 11-7 7 0 11 0 18 0l21-134 28-222 25-159 28-67v-4c4-3 7-3 14-7 4 0 7 0 14 0s11 0 14 0c4 4 7 4 11 7l25-324c0-4 0-4 3-4l25-53 25-112 28-364 28-1019 25-251c0 0 3-3 3-7 4 0 7-3 11-7 7 0 10 0 17 0 4 0 11 0 15 0 3 4 10 7 10 7 4 4 4 7 4 11l28 945 21 300c7 0 11 0 18 0 3 4 7 7 10 7 4 4 4 7 4 7l81 501 25 356 28 568 25 843 24 1116 53 2851 53 2028 74 2099h3076l22-53 24-497 28-685 25-370c0 0 4-3 7-7 0-4 4-4 11-7 3 0 7 0 14 0h3l18-240 28-257v-4l25-88 78-836 28-272 24-335 25-402 25-614 28-374 25-219 28-349 53-476 25-230 24-155c0-3 0-7 4-10 3 0 7-4 10-4 7-3 11-3 18-3l21-96 25-197c0-4 0-4 3-7 4-4 8-4 11-7 7 0 11-4 18-4 3 0 10 4 14 4 3 3 7 3 10 7 4 0 4 3 4 3l25 46 17-113c0-3 0-3 4-7 3-3 7-3 10-7 4 0 11 0 18 0 4 0 7 0 14 0 4 4 7 4 11 7 3 4 3 4 3 7l14 81v-7c0-3 4-3 4-7 3 0 7-3 10-3l15-7 49-110 25-60 24-237 25-106c4-3 4-3 7-7 0-3 4-3 11-7 3 0 10 0 14 0 7 0 10 0 14 0h3l11 7 18-109 24-230c4 0 4 0 4-3l25-46c0-3 0-3 3-7 0 0 7-4 11-4 3-3 10-3 14-3h3l18-166 28-1312 25-445c0 0 0-3 3-7 4-3 4-3 11-7 3 0 11 0 14 0 7 0 11 0 18 0 3 4 7 4 10 7 4 4 4 7 4 7l25 999 28 158 24 46v4l50 194 10 60c4 0 7 0 11 0 7 0 11 0 14 3 7 0 11 0 14 4 0 3 4 3 4 7v7l14-120 28-339 25-190 28-300 25-247c0 0 0-3 3-7 4-4 7-4 11-7 3 0 10 0 14 0 7 0 10 0 18 0 3 3 7 3 10 7l21-473 25-158c4-4 4-4 7-8 0-3 7-3 11-7 3 0 10 0 14 0 3 0 3 0 7 0l14-282c0 0 0-3 3-7 4-3 7-3 11-7 7 0 11 0 18 0 3 0 10 0 14 0 3 4 7 4 10 7 4 4 4 4 4 7l28 117c0 3 0 3 0 3l25 755 24 2626 50 6635 21 152h3553v35h-3581c-4 0-11-3-14-3-4 0-7-4-11-7-3 0-3-4-3-7l-25-166v-4l-53-6635-25-2622-14-403v46c0 4 0 4-3 7-4 4-7 7-11 7-7 0-11 0-18 0-3 0-10 0-14 0-3 0-7-3-7-3l-24 469c0 4 0 7-4 11-3 3-7 3-11 7-7 0-10 0-17 0h-4l-24-4-18 166-25 303-28 187-25 343-24 204c-4 0-4 4-4 7-3 0-7 4-10 4l-29 14h-3c-4 0-7 3-14 3-4 0-11-3-14-3-4-4-11-4-11-7-4-4-4-4-7-7v-4h-4c-3 4-10 4-14 4-7 0-10 0-14-4-7 0-10 0-14-3 0-4-3-4-3-7l-25-163-50-194-24-46c0-3-4-3-4-3l-24-162v-18l-18 776-25 229c0 4 0 7-3 11-4 0-7 4-11 4-7 3-10 3-14 3-7 0-14 0-18-3-3 0-3 0-3 0l-25 218-28 173c0 4 0 7-4 7-3 4-7 7-10 7-4 4-11 4-18 4-3 0-7 0-14-4-3 0-7-3-11-7-3 0-3 0-3-3l-4-7-14 53-24 237c0 3 0 3 0 3l-29 60-49 117c0 3 0 3-4 3-3 4-3 4-7 7l-14 4-24 99c0 3 0 3-4 7-3 3-7 3-11 7-3 0-10 0-17 0-4 0-7 0-14 0-4-4-7-4-7-7l-21-14-25 120c0 3 0 3-4 7-3 3-7 3-10 7-7 0-11 3-18 3-3 0-7-3-14-3-4-4-7-4-11-7-3-4-3-4-3-7l-11-75-7 46v4l-24 116c-4 4-4 4-4 7-4 4-7 4-14 7-4 0-7 0-14 0l-21 138-25 229-53 477-25 345-28 223-25 370-28 614-25 402-24 339-25 271-81 836-25 92-24 258-29 321c0 3 0 3-3 7 0 3-4 3-11 7-3 0-10 0-14 0h-3l-22 285-24 685-29 501v3l-28 67v4c-3 3-7 7-14 7-3 0-7 3-14 3h-3129c-7 0-11-3-18-3-3 0-7-4-10-7 0 0-4-4-4-7l-74-2117-53-2028-53-2851-24-1116-25-843-28-568-25-352-64-392c-7 0-10 0-14 0-7 0-10 0-14 0-7-4-10-4-14-7 0-4-3-4-3-7l-25-413-7-187-14 508-25 367-28 113v3l-25 53-28 328v4l-25 95c-3 0-3 4-7 7 0 0-7 4-10 4-4 3-11 3-15 3-7 0-10 0-17-3-4 0-7-4-11-4 0-3 0-3 0-3l-21 123-28 222-25 170c0 3 0 7-3 7-4 3-7 7-11 7-7 0-11 3-18 3h-3l-18 89-24 197c-4 0-4 0-4 0l-25 134-28 81c0 0 0 4-3 4-4 3-8 3-11 7-7 0-11 0-14 0-7 0-11 0-18 0 0 0-3 0-3-4l-32 60v4c-4 3-7 3-14 7-4 0-7 0-14 0-4 0-11 0-14 0-7-4-11-4-11-7-4 0-4-4-4-7l-28-64-21-28c-3-3-3-3-3-7l-29-208-10-49c-4 0-7 3-11 3-7 0-10-3-17-3-4-4-8-4-11-7-4-4-4-4-4-8l-35-388-7 32c0 0-3 4-3 7-4 0-7 4-11 7-7 0-11 0-18 0h-3l-28-3c-4 0-7 0-11 0-4-4-7-4-11-7-3 0-3-4-3-4l-18 88-24 96-29 155c0 3 0 3-3 7-4 3-7 3-11 7-3 0-10 0-14 0h-3l-25 243-25 413v4l-24 35-29 589c0 4-3 4-3 7-4 4-7 7-11 7-7 0-10 4-17 4-4 0-4-4-8-4l-17 88-28 124-25 96c0 4-4 4-7 7 0 0-4 4-11 7-3 0-7 0-14 0s-10 0-14 0c-3-3-3-3-7-3l-4 317c0 4-3 7-3 11-4 0-7 3-14 3-4 4-7 4-14 4-4 0-11 0-14-4-4 0-7 0-11 0v4c0 3 0 3 0 3l-28 194h-4l-28 71-56 903-57 755-56 1796-120 2113-25 631-25 265c0 3-3 7-3 7-4 3-7 7-14 7-4 0-7 3-14 3h-3288c-4 0-11-3-14-3-4 0-11-4-11-7-3 0-7-4-7-7l-49-1140-103-2875-24-585-78-731-53-381v-3l-25-540-28-430-25-254-52-1067-33-271-11 35c0 0-3 3-3 7-4 0-7 4-11 4-7 3-10 3-18 3-3 0-10 0-14-3-3 0-10-4-10-4-4-4-4-7-4-11l-28-599-3-131-15 582-24 268-25 81c0 4-4 4-4 8-3 3-7 3-14 7-3 0-7 0-14 0l-21 3c-3 0-3 0-3 0-4 0-11-3-15-3-7-4-10-4-10-7-4-4-7-4-7-8l-7-42-36 155c0 4-3 4-3 7-4 4-7 4-11 4-7 3-10 3-17 3-4 0-11 0-14-3-4 0-11 0-11-4 0-3 0-3-3-3l-22-28-21 300-28 271-25 60c0 4 0 4-3 7-4 4-4 4-11 7-3 0-10 0-14 0-7 0-11 0-18 0-3-3-7-3-10-7v-3l-18 102-25 223-52 212-50 367-28 141c0 3 0 7-4 7v3l-49 32-21 46-25 99c0 3-3 3-3 7-4 0-7 3-14 3-4 4-8 4-15 4s-10 0-14-4l-17-3-14 53c0 3-4 3-4 7-3 0-7 3-11 3-7 4-10 4-17 4-4 0-11 0-14-4-4 0-7-3-11-3 0-4 0-4 0-4l-28-28-14 173h-4l-24 78c0 0 0 3-4 3 0 4-3 7-11 7-3 0-10 4-14 4-7 0-10-4-14-4-7 0-10-3-14-7 0 0-3-3-3-7l-25-226-25-141-14-56-3 7c0 3 0 3 0 3-4 4-7 7-15 7-3 0-7 0-14 0s-10 0-14 0c-7 0-10-3-14-7 0 0 0-3-3-7l-4-14-11 110-77 589-28 123c0 0 0 4-4 7-3 0-7 4-10 4-4 3-11 3-18 3l-21 148-25 424-56 381-106 1619-25 138c-3 3-3 7-7 7 0 3-4 7-11 7-3 3-10 3-14 3-7 0-10 0-14-3-7 0-10-4-14-7l-46 2522-24 166c0 3-4 7-4 7-4 3-7 7-14 7-4 0-7 3-14 3h-1221v-35z">
          <text:p/>
        </draw:path>
        <draw:polygon draw:style-name="gr16" draw:text-style-name="P5" draw:layer="layout" svg:width="0.028cm" svg:height="0.003cm" svg:x="26.119cm" svg:y="4.549cm" svg:viewBox="0 0 29 4" draw:points="29,4 0,0 0,4">
          <text:p/>
        </draw:polygon>
        <draw:path draw:style-name="gr17" draw:text-style-name="P3" draw:layer="layout" svg:width="17.442cm" svg:height="8.238cm" svg:x="23.198cm" svg:y="4.764cm" svg:viewBox="0 0 17443 8239" svg:d="M1510 8203l25-159 24-275 29-329v-3l24-106 25-244c4-3 4-3 7-7 0-3 7-3 11-7 3 0 7 0 14 0l25-229c0-3 0-7 3-7 0-4 7-7 11-7 3 0 7 0 10-4l50-282c3-3 3-3 3-3l25-67 25-240 24-353 25-1732 25-995c0-4 3-7 3-11 4 0 7-3 14-7 0 0 4 0 7 0l25-2102c0-4 0-4 4-7 3-4 7-4 14-7 3 0 3 0 7 0l28-932c0-3 0-7 3-7 4-3 4-7 11-7 4-3 11-3 14-3 7 0 11 0 18 3 3 0 7 4 10 7 0 0 4 0 4 4l25 70v4l24 709 25 494 28 1079 25 459 25 120 24 265 4 7c7-4 10-4 17-4 4 0 11 0 15 4 7 3 10 3 10 7 4 0 4 0 4 0l17 24 25-95 28-155 74-762 25-378 28-250 25-124 25-169 24-130c0-4 4-4 4-7 3-4 7-4 14-8 3 0 7-3 14-3s11 3 14 3c7 4 11 4 14 8v3l25 64 25 17c3 4 3 7 3 7l28 233 25 293 21 81c7 0 11 0 14 0 4 0 4 0 4 0l21 11h18c3 0 7 3 10 3 4 0 7 4 11 7 3 0 3 4 3 7l11 219 7-99c0-3 4-7 4-7 3-3 7-7 14-7 3-3 7-3 14-3l21-57c0 0 3 0 3-3 4 0 4-4 4-4l28-14c0-4 4-4 4-4 3 0 3 0 3 0l30-7c3 0 7 0 10 0l184-3h52c4 0 11 3 15 3 3 0 7 4 10 7 4 0 4 4 4 7l10 170 7-113c0-4 0-7 4-11 3 0 7-3 10-3 7-4 11-4 18-4h7l14-10 25-36v-3c3 0 3 0 3 0l25-21c4 0 7-4 11-4 3 0 3 0 7 0l28-7c0 0 4 0 7 0 7 0 11 0 14 4 7 0 11 3 11 7 3 0 3 3 3 3l4 7 14-31c0-4 3-4 3-4 4-4 8-7 11-7 7-4 11-4 18-4h24c4 0 11 0 14 4 4 0 8 3 11 3l18 15h7l21-89 25-613c0-4 3-7 3-11 4 0 7-4 14-4 4-3 7-3 14-3 4 0 11 0 14 3 4 0 11 4 11 4 4 4 4 7 7 11l25 486 25 1658 49 438 25 109v4l24 1044 50 1048 28 148 25 116 24 180c4 0 7 0 11 4 7 0 10 3 14 7 0 0 4 3 4 7l52 391 25 106 28 598 29 451 24 148h2815l29-784 28-494 28-279 28-141 57-5602 28-885c0-4 4-4 7-7 0-4 4-4 11-7 3 0 10-4 14-4 7 0 10 4 14 4 7 3 10 3 14 7 0 3 3 3 3 7l78 2180 25-155c0-4 3-4 3-4l29-60c0 0 0-3 3-3 0-4 7-4 11-7 3 0 3-4 7-4h28c0-3 3-3 7-3s7 3 14 3c4 0 7 4 11 7 3 4 3 4 3 7l14 417 7-71 25-261c0-4 0-4 4-4l24-53c0 0 0-3 4-3 3-4 7-4 10-7 4 0 7 0 11 0l81-7h109l22-32c0-3 0-3 3-7 0 0 4-4 11-4 3-3 7-3 14-3s10 0 14 3c7 0 11 4 14 4 0 4 0 4 0 4l4 7 17-89c0 0 4-3 4-7 3 0 7-3 10-7 7 0 11 0 18 0 4 0 11 0 14 0 7 4 7 7 11 7 3 0 3 4 3 4l4 10c3 0 3 0 3 0 4-3 11-3 14-3 7 0 11 0 18 3 4 0 7 4 11 4 3 4 3 4 3 7l25 64 21 28 14 3 46 4h208l25-99 25-272c0-3 3-7 3-7 4-3 7-7 14-7 4-3 7-3 11-3l28-311c0-3 0-7 0-7l28-35c4-4 7-4 11-7 7 0 10 0 17 0 4 0 4 0 7 0l15-35c3 0 3-4 3-4 4-3 7-7 14-7 4 0 7-3 14-3 4 0 11 3 14 3 4 0 11 4 11 7 4 0 4 4 4 7l28 110 24 172 22-402c0-3 0-7 3-10 4-4 7-4 11-7 7 0 10 0 14 0 3 0 3 0 3 0l22-258v-3l24-96c0-3 4-7 4-7 3-3 7-3 10-7 4 0 11 0 14 0l25-363c0-4 0-7 4-7 3-4 7-7 10-7 4-4 11-4 14-4 7 0 11 0 18 4 4 0 7 3 11 7 3 0 3 3 3 3l53 240v4l25 416 24 81 25 60 32 14h21c4 0 7 0 14 0 4 4 7 7 11 7 3 4 3 7 3 11l25 430 28 187 25 113 25 441v4l17-276c0-3 0-3 4-7 3-3 3-3 10-7 4 0 11 0 14 0 7 0 11 0 18 0 4 4 7 4 11 7 3 4 3 4 3 7l25 554v4l53 1513c3 0 7 0 10 0 7 4 11 4 11 7 3 4 7 7 7 7l25 1083 28 455 28 614 25 81v4l25 296 28 103 49 359 28 643 25 413h720l21-120c0 0 0-3 3-3l25-57 25-91c0-4 0-4 3-7 4-4 7-4 11-4 7-4 11-4 14-4h4l24-49v-3c4-4 4-4 4-4l28-14c0-4 4-4 7-4 4 0 7-3 14-3s11 3 14 3c7 0 11 4 11 7h3c4 0 4-3 7-3 8 0 11-4 18-4 4 0 11 4 14 4 4 0 7 3 11 7l28 35 4 4 24 310h1750l46-271c0-4 0-4 3-4l25-42 25-103 28-141 53-389 25-53 24-158 53-194 25-103 28-63 25-184v-3l25-57 24-289 25-1400 25-558 49-3439 25-396v-3l24-145c0 0 4-3 4-7 3 0 7-3 14-3 4-4 7-4 14-4s11 0 14 4c7 0 11 3 11 3 3 4 7 7 7 11l25 681 24 151 29 258 24 420 25 130 28 529 25 67v4l25 145 21 91 21-148c0 0 0-3 3-7 4 0 4-3 11-7 3 0 7 0 11 0l24-272c0-3 4-7 4-7 3-3 7-7 14-7 3-3 7-3 14-3s11 0 14 3c7 0 11 4 14 7 0 0 4 4 4 7l21 332 18-342v-4l24-211 25-544c0-3 3-3 7-7 0-3 7-3 11-7 3 0 10 0 14 0 7 0 10 0 14 0 7 4 10 4 14 7 0 4 3 4 3 7l25 335c7 0 7 4 14 4 4 0 7 4 11 7 0 0 3 4 3 7l25 117 21 17 21 14c4 0 4 0 7 4 4 0 4 3 4 7l11 39 7-11c3-3 3-3 3-3v-4l28-18c4 0 4-3 7-3 4-4 7-4 11-4h7l21-38 25-738v-3l25-78c3-3 3-3 3-7 4 0 7-3 14-7 4 0 7 0 14 0 4 0 11 0 14 0 8 4 11 7 11 7l21 21h7 50c3 0 10 0 14 4 3 0 7 3 10 7 4 3 4 3 4 7l25 518 24 293 4 74c3 0 3 0 3 0 4-3 11-3 14-3 7 0 11 0 18 3 4 0 7 4 11 7 3 0 3 4 3 7l25 1807 25 2272 28 695 35 733 35 629h152l25-159c0-3 0-3 3-7 0-3 4-3 7-3l25-11c4 0 4 0 4 0 3-3 10-3 14-3h28c3 0 3 0 3 0 4 0 11 0 15 0l10-43 4-3c3-4 7-7 10-7 7-4 11-4 18-4 3 0 10 0 14 4 3 0 7 3 11 7 3 0 3 0 3 3l7 15 14-60c4 0 4-4 4-4 3-3 7-7 14-7 3-4 7-4 14-4s11 0 14 4c7 0 11 4 14 7l32 57v3l28 215h2837v36h-2865c-7 0-14 0-18-4-3 0-7-4-10-7-4 0-4-4-4-4l-21-187-3 11c-4 4-4 4-4 7-4 4-7 4-14 7-4 0-7 0-14 0-4 0-11 0-14 0l-29-10-10 45-4 4c-3 3-7 7-10 7-7 4-11 4-18 4-3 0-10 0-14-4-7 0-7-4-11-7-3 0-3 0-3-4l-18-42h-3l-29 169c0 0 0 4-3 4-4 3-7 7-11 7-3 4-10 4-14 4h-208c-7 0-10 0-14-4-7 0-11-4-14-7 0 0-4-4-4-7l-38-647-36-730-24-698-25-2272-21-1419c-4 0-11 0-14-3-7 0-11-4-11-7-3 0-7-4-7-7l-25-459-24-289-25-505h-21c-4 0-4 0-7 0l-25-3-14 35-25 741c0 4 0 4 0 4l-28 49c0 4 0 4 0 7-4 0-7 4-14 4 0 3-4 3-7 3h-14l-18 14-53 71c0 3 0 3 0 3-3 4-7 4-10 7-8 0-11 0-18 0-4 0-11 0-14 0-4-3-7-3-11-7-3-3-3-3-3-7l-25-102-18-7c-3-4-3-4-3-4l-28-24c-4-4-4-4-4-7l-21-106c-7 0-11 0-14-4l-7 180-25 212-28 462c0 3 0 3-4 7-3 4-3 7-10 7-4 0-11 0-14 0-7 0-11 0-18 0-4 0-7-3-11-7 0 0-3-4-3-7l-7-25c-4 4-7 4-11 4-7 0-14 0-17-4-4 0-7-3-11-7-4 0-4-3-4-7l-7-109c-3 0-10 3-14 3l-21 166c0 0 0 4-3 7-4 0-4 0-4 0l-28 18c0 3-4 3-7 3-4 4-11 4-14 4-7 0-11 0-18-4-3 0-7 0-11-3 0-4 0-4-3-4l-25-35c0-4 0-4 0-4l-28-109-21-145-28-70v-4l-25-525-25-131-28-420-25-257-24-152-11-240-7 96-49 3439-25 558-25 1400-24 293v3l-25 57-25 183c0 4 0 4 0 4l-28 63-25 99-53 194-24 159c0 3 0 3 0 3l-25 53-53 386-25 141-28 106v3l-25 39-53 289c0 0 0 4-3 4-4 3-7 7-11 7-3 4-10 4-14 4h-1810c-3 0-10 0-14-4-3 0-10-4-10-7-4 0-4-4-4-4l-24-289c-4 4-4 4-7 7-8 0-11 0-18 0-4 0-11 0-14 0-4-3-7-3-11-7-3 0-3-3-3-7l-7-14-11 25c-4 0-4 3-4 3-3 4-7 7-10 7-7 0-11 4-18 4l-21 77-25 57-24 137-4 4c-3 3-7 7-14 7-3 4-7 4-14 4h-776c-7 0-11 0-14-4-7 0-11-4-14-7 0 0-4-4-4-7l-28-427-25-647-53-356-24-99v-3l-29-300-21-78c-3 0-3-3-3-3l-25-614-28-455-28-1069c-4 0-8 0-11 0-7-4-7-7-11-7-3-4-3-7-3-11l-53-1527-4-46h-3c-4 3-11 3-14 3-7 0-11 0-18-3-3 0-7 0-10-4-4-3-4-7-4-7l-25-165-24-57c-4-3-4-3-4-3l-25-441-21-113-28-187-25-420c-3 0-7 0-10 0l-53-18h-4c-3 0-7-3-10-7l-4-3-25-71-24-84v-4l-25-416-7-25-11 201c0 4-3 7-3 11-4 3-7 3-14 3-4 4-7 4-14 4-4 0-7 0-11 0l-10 42-25 321c0 4 0 7-4 7-3 4-7 7-10 7-7 4-11 4-18 4l-21 434-25 123c-3 4-3 7-7 7 0 4-3 7-10 7-4 4-11 4-15 4-7 0-10 0-17-4-4 0-7-3-11-7 0 0-3-3-3-7l-53-388-11-35c-3 0-7 0-14 0-3 0-10 0-14-4l-7 11-28 324c0 4 0 4-4 7-3 4-7 8-10 8-4 3-11 3-15 3l-24 254-25 120c-3 0-3 4-7 7 0 0-3 4-11 4-3 3-10 3-14 3h-240-3l-53-3c-4 0-7 0-11-4l-28-7c-3-4-7-4-10-7l-4-4-25-35v-3l-10-25c-7 0-11 0-14 0-4 0-4 0-7 0l-14 67c0 3-4 7-4 7-4 4-7 7-11 7-7 0-10 4-17 4-4 0-4 0-7-4l-28-3c-4 0-4 0-8 0-3-4-3-4-7-4v4c0 0-3 0-3 3-4 0-7 4-11 4-3 3-10 3-14 3h-130l-57 4-17 38-29 261-28 371c0 3 0 3-3 7-4 3-7 3-11 7-4 0-11 0-14 0-7 0-11 0-18 0-3 0-7-4-7-7l-28-18c-4 0-4-3-4-3-3-4-3-4-3-7l-21-611-25 134-28 113-28 82c0 3 0 3-4 7 0 3-7 3-10 3-4 4-11 4-15 4-7 0-10 0-17-4-4 0-7 0-11-3 0-4-3-7-3-11l-50-1422-56 5535-32 145-25 275-31 494-29 802c0 3 0 7-3 7-4 3-7 7-11 7-7 4-10 4-14 4h-2875c-7 0-11 0-14-4-7 0-11-4-14-7l-4-4-24-165c-4 0-4 0-4 0l-25-455-28-594-25-106-52-377c-4 0-11 0-15-4-3 0-7-4-10-7 0 0-4-4-4-7l-24-194-29-117-24-151-50-1044c0-4 0-4 0-4l-24-1044-25-110-53-437v-4l-21-1499-18 78c0 3 0 3-3 3-4 4-7 7-11 7-7 4-10 4-18 4l-52-4c-4 0-8 0-11 0-7 0-7-3-11-7l-7-3-38 84c-4 0-4 4-4 4-4 3-7 7-14 7-4 0-7 0-14 0-4 0-11 0-14 0-4 0-11-4-11-7-3 0-3-4-3-7l-18-53-4 4-24 35v3c-4 0-4 0-4 0l-25 21c-3 0-7 4-10 4-4 0-7 4-11 4l-24 405c0 0 0 4-4 7-3 4-7 4-11 7-7 0-10 0-17 0-4 0-11 0-14 0l-4-3-28-11c0 0-4-3-7-7 0 0-4-3-4-7l-24-448h-21-177l-14 4-15 10-25 64c0 3-3 3-3 3-4 4-7 7-11 7-7 4-7 4-14 4l-25 391c0 0-3 4-3 7-4 0-7 4-11 4-7 4-10 4-17 4h-25c-7 0-11 0-14-4-4 0-11-4-11-4-3-3-7-7-7-7l-25-515c-3 0-7 0-10 0v-3l-18-4h-17c-4 0-11-3-15-3-7-4-10-4-10-7-4-4-4-4-7-7l-25-96-28-292-25-230-7-3-10 46-25 169-25 123-28 247-25 381-74 759v3l-25 156h-3l-25 98-24 46c-4 4-4 4-4 7-3 0-7 4-11 4-7 3-10 3-17 3-4 0-11 0-14-3-4 0-11-4-11-4 0-3 0-3-3-3l-25-36c-4 0-4 0-7 4-4 0-11 0-14 0-7 0-11 0-18 0-3-4-7-7-10-7v-4l-25-42c-4-3-4-3-4-3l-24-272-25-120-28-455v-4l-25-1079-25-494-7-152-7 321c0 0-3 4-7 7 0 4-3 4-10 4-4 3-4 3-11 3l-21 2103c0 4-4 4-4 7-3 4-7 7-14 7-3 0-7 0-7 0l-28 981-25 1732-21 353-28 243-25 71-53 300c0 3 0 3-3 7-4 3-7 3-11 3-3 4-7 4-14 4l-21 229c0 4-4 4-4 7-3 4-7 4-14 7-3 0-7 0-14 0l-21 229-28 106-25 333-28 275-25 176-3 4c-4 3-8 7-15 7-3 4-7 4-14 4h-1538v-36zM2244 3302l3 7 7-3z">
          <text:p/>
        </draw:path>
        <draw:path draw:style-name="gr18" draw:text-style-name="P5" draw:layer="layout" svg:width="17.442cm" svg:height="8.238cm" svg:x="23.198cm" svg:y="4.764cm" svg:viewBox="0 0 17443 8239" svg:d="M1510 8203l25-159 24-275 29-329v-3l24-106 25-244c4-3 4-3 7-7 0-3 7-3 11-7 3 0 7 0 14 0l25-229c0-3 0-7 3-7 0-4 7-7 11-7 3 0 7 0 10-4l50-282c3-3 3-3 3-3l25-67 25-240 24-353 25-1732 25-995c0-4 3-7 3-11 4 0 7-3 14-7 0 0 4 0 7 0l25-2102c0-4 0-4 4-7 3-4 7-4 14-7 3 0 3 0 7 0l28-932c0-3 0-7 3-7 4-3 4-7 11-7 4-3 11-3 14-3 7 0 11 0 18 3 3 0 7 4 10 7 0 0 4 0 4 4l25 70v4l24 709 25 494 28 1079 25 459 25 120 24 265 4 7c7-4 10-4 17-4 4 0 11 0 15 4 7 3 10 3 10 7 4 0 4 0 4 0l17 24 25-95 28-155 74-762 25-378 28-250 25-124 25-169 24-130c0-4 4-4 4-7 3-4 7-4 14-8 3 0 7-3 14-3s11 3 14 3c7 4 11 4 14 8v3l25 64 25 17c3 4 3 7 3 7l28 233 25 293 21 81c7 0 11 0 14 0 4 0 4 0 4 0l21 11h18c3 0 7 3 10 3 4 0 7 4 11 7 3 0 3 4 3 7l11 219 7-99c0-3 4-7 4-7 3-3 7-7 14-7 3-3 7-3 14-3l21-57c0 0 3 0 3-3 4 0 4-4 4-4l28-14c0-4 4-4 4-4 3 0 3 0 3 0l30-7c3 0 7 0 10 0l184-3h52c4 0 11 3 15 3 3 0 7 4 10 7 4 0 4 4 4 7l10 170 7-113c0-4 0-7 4-11 3 0 7-3 10-3 7-4 11-4 18-4h7l14-10 25-36v-3c3 0 3 0 3 0l25-21c4 0 7-4 11-4 3 0 3 0 7 0l28-7c0 0 4 0 7 0 7 0 11 0 14 4 7 0 11 3 11 7 3 0 3 3 3 3l4 7 14-31c0-4 3-4 3-4 4-4 8-7 11-7 7-4 11-4 18-4h24c4 0 11 0 14 4 4 0 8 3 11 3l18 15h7l21-89 25-613c0-4 3-7 3-11 4 0 7-4 14-4 4-3 7-3 14-3 4 0 11 0 14 3 4 0 11 4 11 4 4 4 4 7 7 11l25 486 25 1658 49 438 25 109v4l24 1044 50 1048 28 148 25 116 24 180c4 0 7 0 11 4 7 0 10 3 14 7 0 0 4 3 4 7l52 391 25 106 28 598 29 451 24 148h2815l29-784 28-494 28-279 28-141 57-5602 28-885c0-4 4-4 7-7 0-4 4-4 11-7 3 0 10-4 14-4 7 0 10 4 14 4 7 3 10 3 14 7 0 3 3 3 3 7l78 2180 25-155c0-4 3-4 3-4l29-60c0 0 0-3 3-3 0-4 7-4 11-7 3 0 3-4 7-4h28c0-3 3-3 7-3s7 3 14 3c4 0 7 4 11 7 3 4 3 4 3 7l14 417 7-71 25-261c0-4 0-4 4-4l24-53c0 0 0-3 4-3 3-4 7-4 10-7 4 0 7 0 11 0l81-7h109l22-32c0-3 0-3 3-7 0 0 4-4 11-4 3-3 7-3 14-3s10 0 14 3c7 0 11 4 14 4 0 4 0 4 0 4l4 7 17-89c0 0 4-3 4-7 3 0 7-3 10-7 7 0 11 0 18 0 4 0 11 0 14 0 7 4 7 7 11 7 3 0 3 4 3 4l4 10c3 0 3 0 3 0 4-3 11-3 14-3 7 0 11 0 18 3 4 0 7 4 11 4 3 4 3 4 3 7l25 64 21 28 14 3 46 4h208l25-99 25-272c0-3 3-7 3-7 4-3 7-7 14-7 4-3 7-3 11-3l28-311c0-3 0-7 0-7l28-35c4-4 7-4 11-7 7 0 10 0 17 0 4 0 4 0 7 0l15-35c3 0 3-4 3-4 4-3 7-7 14-7 4 0 7-3 14-3 4 0 11 3 14 3 4 0 11 4 11 7 4 0 4 4 4 7l28 110 24 172 22-402c0-3 0-7 3-10 4-4 7-4 11-7 7 0 10 0 14 0 3 0 3 0 3 0l22-258v-3l24-96c0-3 4-7 4-7 3-3 7-3 10-7 4 0 11 0 14 0l25-363c0-4 0-7 4-7 3-4 7-7 10-7 4-4 11-4 14-4 7 0 11 0 18 4 4 0 7 3 11 7 3 0 3 3 3 3l53 240v4l25 416 24 81 25 60 32 14h21c4 0 7 0 14 0 4 4 7 7 11 7 3 4 3 7 3 11l25 430 28 187 25 113 25 441v4l17-276c0-3 0-3 4-7 3-3 3-3 10-7 4 0 11 0 14 0 7 0 11 0 18 0 4 4 7 4 11 7 3 4 3 4 3 7l25 554v4l53 1513c3 0 7 0 10 0 7 4 11 4 11 7 3 4 7 7 7 7l25 1083 28 455 28 614 25 81v4l25 296 28 103 49 359 28 643 25 413h720l21-120c0 0 0-3 3-3l25-57 25-91c0-4 0-4 3-7 4-4 7-4 11-4 7-4 11-4 14-4h4l24-49v-3c4-4 4-4 4-4l28-14c0-4 4-4 7-4 4 0 7-3 14-3s11 3 14 3c7 0 11 4 11 7h3c4 0 4-3 7-3 8 0 11-4 18-4 4 0 11 4 14 4 4 0 7 3 11 7l28 35 4 4 24 310h1750l46-271c0-4 0-4 3-4l25-42 25-103 28-141 53-389 25-53 24-158 53-194 25-103 28-63 25-184v-3l25-57 24-289 25-1400 25-558 49-3439 25-396v-3l24-145c0 0 4-3 4-7 3 0 7-3 14-3 4-4 7-4 14-4s11 0 14 4c7 0 11 3 11 3 3 4 7 7 7 11l25 681 24 151 29 258 24 420 25 130 28 529 25 67v4l25 145 21 91 21-148c0 0 0-3 3-7 4 0 4-3 11-7 3 0 7 0 11 0l24-272c0-3 4-7 4-7 3-3 7-7 14-7 3-3 7-3 14-3s11 0 14 3c7 0 11 4 14 7 0 0 4 4 4 7l21 332 18-342v-4l24-211 25-544c0-3 3-3 7-7 0-3 7-3 11-7 3 0 10 0 14 0 7 0 10 0 14 0 7 4 10 4 14 7 0 4 3 4 3 7l25 335c7 0 7 4 14 4 4 0 7 4 11 7 0 0 3 4 3 7l25 117 21 17 21 14c4 0 4 0 7 4 4 0 4 3 4 7l11 39 7-11c3-3 3-3 3-3v-4l28-18c4 0 4-3 7-3 4-4 7-4 11-4h7l21-38 25-738v-3l25-78c3-3 3-3 3-7 4 0 7-3 14-7 4 0 7 0 14 0 4 0 11 0 14 0 8 4 11 7 11 7l21 21h7 50c3 0 10 0 14 4 3 0 7 3 10 7 4 3 4 3 4 7l25 518 24 293 4 74c3 0 3 0 3 0 4-3 11-3 14-3 7 0 11 0 18 3 4 0 7 4 11 7 3 0 3 4 3 7l25 1807 25 2272 28 695 35 733 35 629h152l25-159c0-3 0-3 3-7 0-3 4-3 7-3l25-11c4 0 4 0 4 0 3-3 10-3 14-3h28c3 0 3 0 3 0 4 0 11 0 15 0l10-43 4-3c3-4 7-7 10-7 7-4 11-4 18-4 3 0 10 0 14 4 3 0 7 3 11 7 3 0 3 0 3 3l7 15 14-60c4 0 4-4 4-4 3-3 7-7 14-7 3-4 7-4 14-4s11 0 14 4c7 0 11 4 14 7l32 57v3l28 215h2837v36h-2865c-7 0-14 0-18-4-3 0-7-4-10-7-4 0-4-4-4-4l-21-187-3 11c-4 4-4 4-4 7-4 4-7 4-14 7-4 0-7 0-14 0-4 0-11 0-14 0l-29-10-10 45-4 4c-3 3-7 7-10 7-7 4-11 4-18 4-3 0-10 0-14-4-7 0-7-4-11-7-3 0-3 0-3-4l-18-42h-3l-29 169c0 0 0 4-3 4-4 3-7 7-11 7-3 4-10 4-14 4h-208c-7 0-10 0-14-4-7 0-11-4-14-7 0 0-4-4-4-7l-38-647-36-730-24-698-25-2272-21-1419c-4 0-11 0-14-3-7 0-11-4-11-7-3 0-7-4-7-7l-25-459-24-289-25-505h-21c-4 0-4 0-7 0l-25-3-14 35-25 741c0 4 0 4 0 4l-28 49c0 4 0 4 0 7-4 0-7 4-14 4 0 3-4 3-7 3h-14l-18 14-53 71c0 3 0 3 0 3-3 4-7 4-10 7-8 0-11 0-18 0-4 0-11 0-14 0-4-3-7-3-11-7-3-3-3-3-3-7l-25-102-18-7c-3-4-3-4-3-4l-28-24c-4-4-4-4-4-7l-21-106c-7 0-11 0-14-4l-7 180-25 212-28 462c0 3 0 3-4 7-3 4-3 7-10 7-4 0-11 0-14 0-7 0-11 0-18 0-4 0-7-3-11-7 0 0-3-4-3-7l-7-25c-4 4-7 4-11 4-7 0-14 0-17-4-4 0-7-3-11-7-4 0-4-3-4-7l-7-109c-3 0-10 3-14 3l-21 166c0 0 0 4-3 7-4 0-4 0-4 0l-28 18c0 3-4 3-7 3-4 4-11 4-14 4-7 0-11 0-18-4-3 0-7 0-11-3 0-4 0-4-3-4l-25-35c0-4 0-4 0-4l-28-109-21-145-28-70v-4l-25-525-25-131-28-420-25-257-24-152-11-240-7 96-49 3439-25 558-25 1400-24 293v3l-25 57-25 183c0 4 0 4 0 4l-28 63-25 99-53 194-24 159c0 3 0 3 0 3l-25 53-53 386-25 141-28 106v3l-25 39-53 289c0 0 0 4-3 4-4 3-7 7-11 7-3 4-10 4-14 4h-1810c-3 0-10 0-14-4-3 0-10-4-10-7-4 0-4-4-4-4l-24-289c-4 4-4 4-7 7-8 0-11 0-18 0-4 0-11 0-14 0-4-3-7-3-11-7-3 0-3-3-3-7l-7-14-11 25c-4 0-4 3-4 3-3 4-7 7-10 7-7 0-11 4-18 4l-21 77-25 57-24 137-4 4c-3 3-7 7-14 7-3 4-7 4-14 4h-776c-7 0-11 0-14-4-7 0-11-4-14-7 0 0-4-4-4-7l-28-427-25-647-53-356-24-99v-3l-29-300-21-78c-3 0-3-3-3-3l-25-614-28-455-28-1069c-4 0-8 0-11 0-7-4-7-7-11-7-3-4-3-7-3-11l-53-1527-4-46h-3c-4 3-11 3-14 3-7 0-11 0-18-3-3 0-7 0-10-4-4-3-4-7-4-7l-25-165-24-57c-4-3-4-3-4-3l-25-441-21-113-28-187-25-420c-3 0-7 0-10 0l-53-18h-4c-3 0-7-3-10-7l-4-3-25-71-24-84v-4l-25-416-7-25-11 201c0 4-3 7-3 11-4 3-7 3-14 3-4 4-7 4-14 4-4 0-7 0-11 0l-10 42-25 321c0 4 0 7-4 7-3 4-7 7-10 7-7 4-11 4-18 4l-21 434-25 123c-3 4-3 7-7 7 0 4-3 7-10 7-4 4-11 4-15 4-7 0-10 0-17-4-4 0-7-3-11-7 0 0-3-3-3-7l-53-388-11-35c-3 0-7 0-14 0-3 0-10 0-14-4l-7 11-28 324c0 4 0 4-4 7-3 4-7 8-10 8-4 3-11 3-15 3l-24 254-25 120c-3 0-3 4-7 7 0 0-3 4-11 4-3 3-10 3-14 3h-240-3l-53-3c-4 0-7 0-11-4l-28-7c-3-4-7-4-10-7l-4-4-25-35v-3l-10-25c-7 0-11 0-14 0-4 0-4 0-7 0l-14 67c0 3-4 7-4 7-4 4-7 7-11 7-7 0-10 4-17 4-4 0-4 0-7-4l-28-3c-4 0-4 0-8 0-3-4-3-4-7-4v4c0 0-3 0-3 3-4 0-7 4-11 4-3 3-10 3-14 3h-130l-57 4-17 38-29 261-28 371c0 3 0 3-3 7-4 3-7 3-11 7-4 0-11 0-14 0-7 0-11 0-18 0-3 0-7-4-7-7l-28-18c-4 0-4-3-4-3-3-4-3-4-3-7l-21-611-25 134-28 113-28 82c0 3 0 3-4 7 0 3-7 3-10 3-4 4-11 4-15 4-7 0-10 0-17-4-4 0-7 0-11-3 0-4-3-7-3-11l-50-1422-56 5535-32 145-25 275-31 494-29 802c0 3 0 7-3 7-4 3-7 7-11 7-7 4-10 4-14 4h-2875c-7 0-11 0-14-4-7 0-11-4-14-7l-4-4-24-165c-4 0-4 0-4 0l-25-455-28-594-25-106-52-377c-4 0-11 0-15-4-3 0-7-4-10-7 0 0-4-4-4-7l-24-194-29-117-24-151-50-1044c0-4 0-4 0-4l-24-1044-25-110-53-437v-4l-21-1499-18 78c0 3 0 3-3 3-4 4-7 7-11 7-7 4-10 4-18 4l-52-4c-4 0-8 0-11 0-7 0-7-3-11-7l-7-3-38 84c-4 0-4 4-4 4-4 3-7 7-14 7-4 0-7 0-14 0-4 0-11 0-14 0-4 0-11-4-11-7-3 0-3-4-3-7l-18-53-4 4-24 35v3c-4 0-4 0-4 0l-25 21c-3 0-7 4-10 4-4 0-7 4-11 4l-24 405c0 0 0 4-4 7-3 4-7 4-11 7-7 0-10 0-17 0-4 0-11 0-14 0l-4-3-28-11c0 0-4-3-7-7 0 0-4-3-4-7l-24-448h-21-177l-14 4-15 10-25 64c0 3-3 3-3 3-4 4-7 7-11 7-7 4-7 4-14 4l-25 391c0 0-3 4-3 7-4 0-7 4-11 4-7 4-10 4-17 4h-25c-7 0-11 0-14-4-4 0-11-4-11-4-3-3-7-7-7-7l-25-515c-3 0-7 0-10 0v-3l-18-4h-17c-4 0-11-3-15-3-7-4-10-4-10-7-4-4-4-4-7-7l-25-96-28-292-25-230-7-3-10 46-25 169-25 123-28 247-25 381-74 759v3l-25 156h-3l-25 98-24 46c-4 4-4 4-4 7-3 0-7 4-11 4-7 3-10 3-17 3-4 0-11 0-14-3-4 0-11-4-11-4 0-3 0-3-3-3l-25-36c-4 0-4 0-7 4-4 0-11 0-14 0-7 0-11 0-18 0-3-4-7-7-10-7v-4l-25-42c-4-3-4-3-4-3l-24-272-25-120-28-455v-4l-25-1079-25-494-7-152-7 321c0 0-3 4-7 7 0 4-3 4-10 4-4 3-4 3-11 3l-21 2103c0 4-4 4-4 7-3 4-7 7-14 7-3 0-7 0-7 0l-28 981-25 1732-21 353-28 243-25 71-53 300c0 3 0 3-3 7-4 3-7 3-11 3-3 4-7 4-14 4l-21 229c0 4-4 4-4 7-3 4-7 4-14 7-3 0-7 0-14 0l-21 229-28 106-25 333-28 275-25 176-3 4c-4 3-8 7-15 7-3 4-7 4-14 4h-1538v-36z">
          <text:p/>
        </draw:path>
        <draw:polygon draw:style-name="gr18" draw:text-style-name="P5" draw:layer="layout" svg:width="0.01cm" svg:height="0.007cm" svg:x="25.442cm" svg:y="8.066cm" svg:viewBox="0 0 11 8" draw:points="0,0 4,8 11,5">
          <text:p/>
        </draw:polygon>
        <draw:frame draw:style-name="gr8" draw:text-style-name="P8" draw:layer="layout" svg:width="1.41cm" svg:height="1.563cm" svg:x="34.184cm" svg:y="2.604cm">
          <draw:text-box>
            <text:p text:style-name="P6"><text:span text:style-name="T4"><text:s/></text:span></text:p>
          </draw:text-box>
        </draw:frame>
        <draw:frame draw:style-name="gr8" draw:text-style-name="P8" draw:layer="layout" svg:width="1.416cm" svg:height="1.563cm" svg:x="37.338cm" svg:y="2.604cm">
          <draw:text-box>
            <text:p text:style-name="P6"><text:span text:style-name="T4">15</text:span></text:p>
          </draw:text-box>
        </draw:frame>
        <draw:frame draw:style-name="gr11" draw:text-style-name="P10" draw:layer="layout" svg:width="0.817cm" svg:height="0.907cm" svg:x="38.753cm" svg:y="2.54cm">
          <draw:text-box>
            <text:p text:style-name="P6"><text:span text:style-name="T5">th</text:span></text:p>
          </draw:text-box>
        </draw:frame>
        <draw:path draw:style-name="gr19" draw:text-style-name="P4" draw:layer="layout" svg:width="17.442cm" svg:height="8.7cm" svg:x="23.198cm" svg:y="4.298cm" svg:viewBox="0 0 17443 8701" svg:d="M1644 8666l53-519 74-815 25-532c0-4 0-4 0-4l28-254c0-4 0-7 4-11 3 0 7-3 10-3 4-4 7-4 14-4l21-261 25-515 25-257c0-4 0-7 3-11 4 0 7-3 11-3 7-4 7-4 14-4l46-480 28-476c0 0 0-3 4-7 3-4 7-4 10-7 4 0 7 0 11 0l25-222 24-455v-4l28-236c0-4 0-4 4-7 3-4 7-4 11-7 3 0 7 0 10-4l25-399 25-218c0-4 3-4 3-7 4-4 7-4 14-7 4 0 7 0 11-4l49-377 25-378 53-339c0 0 0-3 3-7 4 0 7-3 11-3 3-4 7-4 14-4l21-141 25-317c0-4 3-7 3-11 4 0 7-3 14-3 4-4 8-4 15-4h21l24-261 25-240 25-120c3 0 3-3 7-3 0-4 3-7 10-7 4-4 8-4 11-4l25-183c0 0 3-4 3-7 4-4 7-4 11-4 7-3 10-3 17-3l22-85 28-138c0-3 0-3 3-7 4-3 7-3 11-7 7 0 11 0 14 0h4l42-106 28-98c0-4 0-4 4-7 3-4 7-4 10-8 4 0 11-3 18-3h7l71-50c3-4 7-4 10-8 4 0 7 0 14 0h25c7 0 12 0 19 0 3 4 7 4 10 8l14 10h11c7 0 14 0 17 4 4 0 8 3 11 3l25 21c3 4 3 4 3 8l21 46h4c4 0 11 0 14 0 7 4 7 7 11 7 3 4 3 7 3 7l28 120 18 46h4c3 0 10 0 14 0 7 4 7 4 10 7 4 0 4 4 4 4l28 60v3l25 78 53 197v4l21 201c7 0 10 0 14 0 3 4 7 7 11 7 3 4 3 7 3 7l25 222c3 0 7 4 10 4 4 0 11 3 11 7 3 0 3 4 7 7l21 261c7 0 11 0 14 4 4 0 7 3 11 3 3 4 3 7 3 11l25 300c7 0 7 0 14 3 4 0 7 0 11 4 3 3 3 7 3 7l74 497 25 360c7 0 7 0 14 3 4 0 7 4 11 4 3 4 3 7 3 11l25 197 25 402c3 0 7 0 10 0 7 4 11 4 11 7 3 4 7 4 7 7l25 198 24 441c4 0 7 0 11 3 3 0 7 4 10 4 4 4 4 7 4 7l49 459 25 236 25 476 24 244c4 0 11 0 15 0 3 3 7 3 10 7 4 3 4 3 4 7l24 480c4 0 7 3 11 3 7 0 11 4 14 7 0 0 4 4 4 7l24 258 28 518c4 0 8 0 11 4 7 0 11 3 14 3 0 4 0 7 4 11l24 533 25 243c7 0 11 0 14 0 7 4 11 4 11 7 3 4 7 7 7 7l25 522c3 0 10 0 14 0 3 4 7 4 10 7 4 4 4 4 4 7l28 540c7 0 7 0 14 4 4 0 7 3 11 3 3 4 3 7 3 11l25 240h2596l32-519 81-815 60-536 307-2755 81-674 28-198 50-416c0-3 3-7 7-7 0-3 3-7 11-7 3 0 7 0 10 0l25-183 28-378 53-339c0 0 0-3 3-7 4 0 8-3 11-3 4-4 7-4 14-4l21-303 53-296c0-4 4-4 4-7 3-4 7-4 14-7 3 0 7 0 14 0l25-124 24-240c0 0 0-3 4-7 3 0 7-3 10-7 8 0 11 0 18 0l46-205 28-197c0-4 0-4 4-7 3-4 7-4 10-7 4 0 11 0 14 0l25-124c0-3 4-3 4-7 3-3 7-3 14-7 3 0 7 0 14 0l21-106c0-3 0-3 4-7 3 0 7-3 10-7 7 0 11 0 18 0l21-84c0-4 3-4 3-7 0 0 4 0 4-4l53-40c3 0 3-3 7-3 7-4 11-4 18-4h10l18-10c3-4 7-4 7-8 7 0 10 0 18 0h52c8 0 11 0 15 0 7 4 10 4 14 8v3l24 35 14 12h15c3 0 10 3 14 3 7 4 7 4 10 8 4 3 4 3 4 7l25 84c3 0 10 0 14 0 7 4 10 7 10 7 4 4 4 4 4 7l28 57c0 3 0 3 0 3l25 103c3 0 10 3 14 3 3 0 7 4 10 7 4 0 4 4 4 7l25 163c7 0 10 0 17 3 4 0 7 0 11 4 0 3 3 7 3 7l25 197 25 106c3 0 7 0 14 0 3 4 7 7 10 7 4 4 4 7 4 7l25 222c3 0 7 4 10 4 7 0 11 3 11 7 3 0 7 4 7 7l25 138 24 282c4 0 11 0 14 3 4 0 7 4 11 4 3 3 3 7 3 7l50 317v4l25 317c3 4 10 4 14 4 3 0 7 4 10 7 4 0 4 4 4 7l24 360c4 0 11 0 15 3 3 0 7 4 10 4 4 4 4 7 4 11l53 395 24 402c4 0 7 0 11 0 3 3 7 3 10 7 4 3 4 3 4 7l25 219 24 441c4 0 11 0 14 0 4 3 8 3 11 7 4 3 4 7 4 10l24 459c4 0 7 0 11 0 7 3 10 3 14 7 0 4 4 4 4 7l24 240 25 480c7 0 10 0 14 0 4 3 7 3 11 7 3 3 3 3 3 7l28 480c4 0 7 0 11 3 7 0 11 4 14 7 0 0 0 4 4 7l49 515 28 519c4 0 7 0 11 3 7 0 7 4 10 4 4 3 4 7 4 7l81 815 25 536 24 261c7 0 11 0 15 4 3 0 10 3 10 3 4 4 4 7 4 11l24 240h2583l24-240 25-558c0-3 0-3 4-7 3-3 7-3 10-7 7 0 11 0 14 0l50-522 24-532c0-4 0-4 0-4l25-254c4-4 4-7 7-11 0 0 7-3 11-3 3-4 7-4 10-4l28-518 25-258c0-3 0-7 4-7 3-3 7-7 10-7 4 0 7-3 14-3l25-480c0-4 0-4 4-7 3-4 7-4 10-7 4 0 7 0 11 0l24-244c0-3 4-3 4-7 4-3 7-3 14-7 4 0 7 0 11 0l24-698c0-4 0-7 4-7 3-4 7-7 11-7 3-4 7-4 14-4l24-437c0-4 0-7 4-11 3 0 7-4 10-4 4-3 7-3 11-3l25-441c0-4 3-4 3-7 4-4 7-4 11-7 7 0 7 0 14 0l46-402 28-395 21-180c0-4 4-4 7-7 0-4 4-4 11-7 3 0 7-4 10-4l25-180 25-335c0-4 0-7 3-11 4 0 7-3 11-3 7-4 10-4 14-4l25-141 24-317v-4l53-275c0-3 0-7 4-7 0-4 7-7 10-7 4-4 11-4 15-4l21-102 24-236c0 0 0-4 4-4l21-99c4-3 4-3 7-7 0 0 7-3 11-3 3-4 7-4 14-4l21-84c0-4 4-4 4-7 3-4 7-4 14-4 3-3 7-3 10-3l25-223v-3l28-60v-4c4-3 7-3 14-7 4 0 7 0 14 0l22-46 24-98c0-4 0-4 4-7v-4l81-57c0-4 3-4 7-8 7 0 11 0 18 0h77c4 0 11 0 14 0 4 4 7 4 11 8l25 17 3 4v3l53 79v3l106 237 25 81 77 296 99 498 53 296 74 476 148 755 109 833 78 677c7 0 11 0 14 4 7 0 11 3 14 7 0 0 4 3 4 7l25 236 28 462c3 0 7 0 14 0 3 4 7 4 10 7 4 4 4 4 4 7l28 258 28 480c4 0 11 0 15 3 3 0 10 4 10 7 4 0 7 4 7 7l25 515 28 261c4 0 7 0 14 4 4 0 7 3 11 3 0 4 3 7 3 11l29 533 31 243c0 0 4 0 7 0 4 4 7 4 11 7 3 4 3 7 3 7l25 522c7 0 11 0 14 0 4 4 7 4 11 7 3 4 3 4 3 7l25 540c7 0 11 0 14 4 4 0 7 3 11 3 3 4 3 7 3 11l25 240h2544v17 18h-2572c-7 0-11 0-18-4-3 0-7-3-10-7-4 0-4-3-4-7l-25-240c-3 0-7-3-14-3-3 0-7-4-10-7-4 0-4-4-4-7l-25-540c-3 0-7 0-10 0-7-3-11-3-11-7-3-4-7-7-7-7l-25-522c-3 0-3 0-7 0-3-4-7-4-10-7-4-4-4-4-4-7l-35-258-25-518c-7-4-10-4-14-4-3 0-7-3-10-7-4 0-4-3-4-7l-28-279-28-497c-4 0-11 0-14-4-4 0-7-3-11-7-4 0-4-3-4-7l-28-494-28-243c-4 0-7 0-14 0-4-4-7-4-11-7-3-4-3-7-3-11l-28-472-25-223c-7 0-11 0-18-3-3 0-7-4-10-4-4-3-4-7-4-7l-81-695-106-832-148-755-78-477-49-296-102-494-74-300-25-77-106-237-49-75-14-14h-46l-64 51-24 95c0 3 0 3 0 3l-25 60c-4 0-4 4-7 4 0 3-4 3-11 7-3 0-7 0-14 0l-21 46-25 236c0 4 0 7-3 7-4 4-7 7-11 7-7 0-10 4-14 4l-21 81c-4 3-4 7-7 7 0 4-4 7-11 7-3 0-7 4-14 4l-21 84-25 237-28 120c0 0 0 3-4 3-3 4-7 7-10 7-4 4-7 4-14 4l-50 261-24 317-25 159c0 4-4 7-4 7-3 4-7 7-10 7-7 0-11 4-14 4l-25 317v4l-25 197c0 0-3 4-3 7-4 4-7 4-11 7-3 0-7 0-14 0l-21 163-28 398-46 417c-4 3-4 3-7 7 0 3-7 3-11 7-3 0-7 0-10 0l-25 441c0 3 0 3-4 7-3 3-3 7-10 7-4 3-7 3-11 3l-24 438c0 3-4 7-4 10-3 0-7 4-14 4-4 3-7 3-11 3l-24 695c0 4 0 7-4 11-3 3-7 3-10 7-4 0-11 0-15 0l-24 243c0 4 0 4-4 7-3 4-7 4-10 7-4 0-7 0-11 0l-25 480c0 4-3 7-3 7-4 4-7 7-11 7-7 4-10 4-14 4l-25 240-28 536c0 4 0 7-3 7-4 4-7 7-11 7-3 0-7 0-14 4l-21 240-25 536-53 536c0 0-3 3-3 7-4 4-7 4-11 7-7 0-10 0-14 0l-25 540-24 257c0 4-4 7-4 7-3 4-7 7-14 7-4 4-7 4-14 4h-2639c-7 0-10 0-14-4-7 0-11-3-14-7 0 0-4-3-4-7l-21-240c-7 0-10-3-14-3-7 0-11-4-14-7 0 0-4-4-4-7l-24-279-28-533-78-797c-4 0-7-3-11-3-3-4-7-4-10-7-4-4-4-4-4-7l-28-537-49-497c-7 0-11 0-15-4-3 0-10-3-10-7-4 0-7-3-7-7l-25-480c-3 0-7 0-14 0-3-3-7-3-11-7-3-3-3-7-3-7l-25-497-24-222c-4 0-11 0-15 0-3-4-7-4-10-7-4-4-4-4-4-7l-24-463c-4 0-7 0-11 0-7-3-11-3-14-7 0-3-4-3-4-7l-24-455-25-204c-4 0-7 0-11 0-3-4-7-4-10-7 0-4-4-7-4-11l-28-413-49-381c-4 0-7 0-11-3-7 0-10-4-14-4 0-3-4-7-4-10l-24-360c-4 0-7 0-11-4-7 0-10 0-14-3 0-4-3-7-3-11l-25-335-46-300c-7 0-11-3-18-3-3-4-7-4-10-7-4-4-4-4-4-8l-24-296-25-123c-4 0-7 0-14-4-4 0-7-3-11-7 0 0-3-3-3-7l-25-219c-4 0-7 0-14-3-4 0-7-4-11-7 0 0-3-4-3-7l-25-117v-3l-25-180c-3 0-10-4-14-4-3 0-7-3-10-7-4 0-4-3-4-7l-25-162c-7 0-10 0-17-4-4 0-7 0-11-3 0-4 0-4-3-7l-25-117-21-49c-7 0-11 0-18 0-3-4-7-4-10-7-4 0-4-4-4-7l-25-85c-7 0-10 0-14 0-3-3-7-3-10-7l-25-17c-4 0-4-4-4-4-3 0-3 0-3 0l-18-33h-17l-18 14c-4 4-4 4-7 8-7 0-11 0-18 0h-10l-39 29-25 95c0 3 0 7-3 7-4 3-7 3-11 7-7 0-10 0-18 0l-21 106c0 3-3 3-3 7-4 3-7 3-11 7-7 0-10 0-14 0l-25 123c0 4-3 4-3 7-4 4-7 4-14 8-4 0-7 0-11 3l-25 180-52 222c-4 0-4 4-4 4-3 3-7 7-14 7-4 0-7 3-11 3l-24 219v4l-29 137c0 4 0 4-3 7-4 4-7 4-11 7-3 0-10 0-14 0l-49 282-25 318c0 4-3 7-3 7-4 4-7 7-15 7-3 0-7 4-14 4l-49 321-28 374-25 201c0 3 0 3-3 7-4 3-8 3-11 7-7 0-11 0-14 0l-50 402-28 198-77 673-311 2756-56 536-85 811-28 536c-4 4-4 7-7 7 0 4-4 7-11 7-3 4-10 4-14 4h-2660c-3 0-7 0-14-4-3 0-7-3-11-7-3 0-3-3-3-7l-25-240c-3-3-7-3-10-3-7 0-11-4-11-7-3 0-7-4-7-7l-28-540c-4 0-11 0-14 0-4-3-7-3-11-7-3-4-3-7-3-7l-25-519c-7-3-11-3-14-3-4-4-11-4-11-7-3-4-3-4-3-7l-29-258-28-518c-3-4-7-4-10-4-4 0-7-3-11-7-3 0-3-3-3-7l-29-536-24-240c-4 0-11 0-15-4-3 0-7-3-10-7-4 0-4-3-4-7l-24-480c-4 0-7 0-11 0-7-3-10-3-14-7 0-3-4-3-4-7l-24-257v-4l-25-472-25-240-49-438c-4 0-7 0-11-3-3 0-10-4-10-7-4-4-4-4-7-7l-25-455-21-184c-7 0-11 0-14 0-4-3-7-7-11-7-3-4-3-7-3-7l-25-416-25-184c-3 0-7 0-10-3-7 0-11-4-11-4-3-3-7-7-7-10l-25-374-74-480c-3 0-7-4-10-4-7 0-11-3-14-7 0 0-4-3-4-7l-25-300c-3 0-7 0-10-3-4 0-11-4-11-7-3 0-7-4-7-7l-21-261c-7 0-11 0-14-4-4 0-7-3-11-7-3 0-3-3-3-7l-25-219c-3 0-7-3-11-3-3 0-10-4-10-7-4-4-4-4-4-7l-28-219-49-198-25-77-21-46h-4c-3 0-10 0-14 0-3-4-7-4-10-7-4-4-4-4-4-4l-28-60v-3l-21-102c-4-4-11-4-14-4-4 0-11-4-11-7-3 0-3-4-3-4l-25-56-14-11h-11c-7 0-10 0-14 0-8-4-8-4-12-8l-14-10-70 50c0 4-4 4-7 7-4 0-11 0-14 0l-25 85c0 3 0 3 0 3l-49 120c0 0-4 0-4 4-4 3-7 3-11 7-3 0-10 0-14 0l-24 123-25 99c0 4-4 7-4 7-3 4-7 7-10 7-7 0-11 4-14 4l-25 180c0 3 0 7-4 10-3 0-7 4-10 4-4 3-11 3-14 3l-25 103-25 236-24 279c0 3 0 7-4 7-3 3-7 7-10 7-7 3-11 3-18 3h-21l-25 300-25 159c0 4 0 7-3 7-4 4-7 7-11 7-3 0-7 4-14 4l-49 321-25 374-49 398c0 0-4 4-4 7-3 4-7 4-14 7-3 0-7 0-11 0l-24 205-25 416c0 0 0 4-3 7-4 4-7 4-11 7-4 0-7 0-11 0l-24 223-25 455-28 240c0 3 0 3-4 7-3 3-7 3-10 7-4 0-7 0-11 0l-25 458c0 4 0 4 0 4l-49 494c0 3-4 7-7 7 0 3-4 7-11 7-3 3-7 3-10 3l-25 240-21 515-25 279c-3 4-3 7-7 7 0 4-7 7-10 7-4 0-7 0-11 4l-25 240-24 536-78 811-53 536c0 4-3 7-3 7-4 4-7 7-15 7-3 4-7 4-14 4h-1672v-35z">
          <text:p/>
        </draw:path>
        <draw:polygon draw:style-name="gr5" draw:text-style-name="P1" draw:layer="layout" svg:width="2.54cm" svg:height="1.905cm" svg:x="38.354cm" svg:y="11.156cm" svg:viewBox="0 0 2541 1906" draw:points="1271,1906 0,1906 0,0 2541,0 2541,1906">
          <text:p/>
        </draw:polygon>
        <draw:frame draw:style-name="gr8" draw:text-style-name="P8" draw:layer="layout" svg:width="1.41cm" svg:height="1.563cm" svg:x="39.391cm" svg:y="2.604cm">
          <draw:text-box>
            <text:p text:style-name="P6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1.999cm" fo:page-height="29.6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8T19:21:41.416405542</dc:date>
    <meta:editing-duration>PT45S</meta:editing-duration>
    <meta:editing-cycles>1</meta:editing-cycles>
    <meta:document-statistic meta:object-count="66"/>
    <meta:generator>LibreOffice/6.0.7.3$Linux_X86_64 LibreOffice_project/00m0$Build-3</meta:generator>
  </office:meta>
</office:document-meta>
</file>